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Purisa" fo:font-size="18pt" fo:font-style="italic" style:text-underline-style="solid" style:text-underline-width="auto" style:text-underline-color="font-color" fo:font-weight="bold" officeooo:rsid="00132a02" officeooo:paragraph-rsid="00132a02" style:font-size-asian="18pt" style:font-style-asian="italic" style:font-weight-asian="bold" style:font-size-complex="18pt" style:font-style-complex="italic" style:font-weight-complex="bold"/>
    </style:style>
    <style:style style:name="P2" style:family="paragraph" style:parent-style-name="Standard">
      <style:paragraph-properties fo:text-align="start" style:justify-single-word="false">
        <style:tab-stops>
          <style:tab-stop style:position="1.9583in"/>
        </style:tab-stops>
      </style:paragraph-properties>
      <style:text-properties style:font-name="Purisa" fo:font-size="18pt" fo:font-style="italic" style:text-underline-style="solid" style:text-underline-width="auto" style:text-underline-color="font-color" fo:font-weight="bold" officeooo:rsid="0050ed00" officeooo:paragraph-rsid="0050ed00" style:font-size-asian="18pt" style:font-style-asian="italic" style:font-weight-asian="bold" style:font-size-complex="18pt" style:font-style-complex="italic" style:font-weight-complex="bold"/>
    </style:style>
    <style:style style:name="P3" style:family="paragraph" style:parent-style-name="Standard">
      <style:paragraph-properties fo:text-align="start" style:justify-single-word="false"/>
      <style:text-properties style:font-name="Purisa" fo:font-size="12pt" officeooo:paragraph-rsid="001553bc"/>
    </style:style>
    <style:style style:name="P4" style:family="paragraph" style:parent-style-name="Standard">
      <style:paragraph-properties fo:text-align="start" style:justify-single-word="false"/>
      <style:text-properties style:font-name="Purisa" fo:font-size="12pt" officeooo:paragraph-rsid="0016276c"/>
    </style:style>
    <style:style style:name="P5" style:family="paragraph" style:parent-style-name="Standard">
      <style:paragraph-properties fo:text-align="start" style:justify-single-word="false">
        <style:tab-stops>
          <style:tab-stop style:position="1.9583in"/>
        </style:tab-stops>
      </style:paragraph-properties>
      <style:text-properties style:font-name="Purisa" fo:font-size="12pt" officeooo:paragraph-rsid="003a0e8a"/>
    </style:style>
    <style:style style:name="P6" style:family="paragraph" style:parent-style-name="Standard">
      <style:paragraph-properties fo:text-align="start" style:justify-single-word="false"/>
      <style:text-properties style:font-name="Purisa" fo:font-size="12pt" officeooo:rsid="001553bc" officeooo:paragraph-rsid="001553bc"/>
    </style:style>
    <style:style style:name="P7" style:family="paragraph" style:parent-style-name="Standard">
      <style:paragraph-properties fo:text-align="start" style:justify-single-word="false"/>
      <style:text-properties style:font-name="Purisa" fo:font-size="12pt" fo:font-style="italic" style:text-underline-style="solid" style:text-underline-width="auto" style:text-underline-color="font-color" fo:font-weight="bold" officeooo:rsid="0016276c" officeooo:paragraph-rsid="0016276c"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style:font-name="Purisa" fo:font-size="12pt" fo:font-style="normal" style:text-underline-style="none" fo:font-weight="normal" officeooo:rsid="00196384" officeooo:paragraph-rsid="0016276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Purisa" fo:font-size="12pt" fo:font-style="normal" style:text-underline-style="none" fo:font-weight="normal" officeooo:rsid="00198339" officeooo:paragraph-rsid="00198339"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Purisa" fo:font-size="12pt" fo:font-style="normal" style:text-underline-style="none" fo:font-weight="normal" officeooo:rsid="00198339" officeooo:paragraph-rsid="001e4ce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Purisa" fo:font-size="12pt" fo:font-style="normal" style:text-underline-style="none" fo:font-weight="normal" officeooo:rsid="001ac606" officeooo:paragraph-rsid="001ac60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Purisa" fo:font-size="12pt" fo:font-style="normal" style:text-underline-style="none" fo:font-weight="normal" officeooo:rsid="001ac606" officeooo:paragraph-rsid="001c634e"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Purisa" fo:font-size="12pt" fo:font-style="normal" style:text-underline-style="none" fo:font-weight="normal" officeooo:rsid="001c634e" officeooo:paragraph-rsid="001c634e"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Purisa" fo:font-size="12pt" fo:font-style="normal" style:text-underline-style="none" fo:font-weight="normal" officeooo:rsid="001c634e" officeooo:paragraph-rsid="001e4cee"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Purisa" fo:font-size="12pt" fo:font-style="normal" style:text-underline-style="none" fo:font-weight="normal" officeooo:rsid="001e4cee" officeooo:paragraph-rsid="001e4ce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Purisa" fo:font-size="12pt" fo:font-style="normal" style:text-underline-style="none" fo:font-weight="normal" officeooo:rsid="001e4cee" officeooo:paragraph-rsid="00230ce9"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Purisa" fo:font-size="12pt" fo:font-style="normal" style:text-underline-style="none" fo:font-weight="normal" officeooo:rsid="001e4cee" officeooo:paragraph-rsid="00258d5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Purisa" fo:font-size="12pt" fo:font-style="normal" style:text-underline-style="none" fo:font-weight="normal" officeooo:rsid="00230ce9" officeooo:paragraph-rsid="00230ce9"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Purisa" fo:font-size="12pt" fo:font-style="normal" style:text-underline-style="none" fo:font-weight="normal" officeooo:rsid="00258d54" officeooo:paragraph-rsid="00258d54"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ab-stops>
          <style:tab-stop style:position="1.9583in"/>
        </style:tab-stops>
      </style:paragraph-properties>
      <style:text-properties style:font-name="Purisa" fo:font-size="12pt" fo:font-style="normal" style:text-underline-style="none" fo:font-weight="normal" officeooo:rsid="003682f9" officeooo:paragraph-rsid="003682f9"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ab-stops>
          <style:tab-stop style:position="1.9583in"/>
        </style:tab-stops>
      </style:paragraph-properties>
      <style:text-properties style:font-name="Purisa" fo:font-size="12pt" fo:font-style="normal" style:text-underline-style="none" fo:font-weight="normal" officeooo:rsid="0037c128" officeooo:paragraph-rsid="0037c128" style:font-size-asian="11.3500003814697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tab-stops>
          <style:tab-stop style:position="1.9583in"/>
        </style:tab-stops>
      </style:paragraph-properties>
      <style:text-properties style:font-name="Purisa" fo:font-size="12pt" fo:font-style="normal" style:text-underline-style="none" fo:font-weight="normal" officeooo:rsid="0037c128" officeooo:paragraph-rsid="0038e5c1"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ab-stops>
          <style:tab-stop style:position="1.9583in"/>
        </style:tab-stops>
      </style:paragraph-properties>
      <style:text-properties style:font-name="Purisa" fo:font-size="12pt" fo:font-style="normal" style:text-underline-style="none" fo:font-weight="normal" officeooo:rsid="0042b4e8" officeooo:paragraph-rsid="0042b4e8"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style:tab-stops>
          <style:tab-stop style:position="1.9583in"/>
        </style:tab-stops>
      </style:paragraph-properties>
      <style:text-properties style:font-name="Purisa" fo:font-size="12pt" fo:font-style="normal" style:text-underline-style="none" fo:font-weight="normal" officeooo:rsid="004423f0" officeooo:paragraph-rsid="0042b4e8"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ab-stops>
          <style:tab-stop style:position="1.9583in"/>
        </style:tab-stops>
      </style:paragraph-properties>
      <style:text-properties style:font-name="Purisa" fo:font-size="12pt" fo:font-style="normal" style:text-underline-style="none" fo:font-weight="normal" officeooo:rsid="004423f0" officeooo:paragraph-rsid="004423f0"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ab-stops>
          <style:tab-stop style:position="1.9583in"/>
        </style:tab-stops>
      </style:paragraph-properties>
      <style:text-properties style:font-name="Purisa" fo:font-size="12pt" fo:font-style="normal" style:text-underline-style="none" fo:font-weight="normal" officeooo:rsid="00443ea9" officeooo:paragraph-rsid="004423f0"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ab-stops>
          <style:tab-stop style:position="1.9583in"/>
        </style:tab-stops>
      </style:paragraph-properties>
      <style:text-properties style:font-name="Purisa" fo:font-size="12pt" fo:font-style="normal" style:text-underline-style="none" fo:font-weight="normal" officeooo:rsid="00443ea9" officeooo:paragraph-rsid="00443ea9"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ab-stops>
          <style:tab-stop style:position="1.9583in"/>
        </style:tab-stops>
      </style:paragraph-properties>
      <style:text-properties style:font-name="Purisa" fo:font-size="12pt" fo:font-style="normal" style:text-underline-style="none" fo:font-weight="normal" officeooo:rsid="0044df1e" officeooo:paragraph-rsid="0044df1e"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ab-stops>
          <style:tab-stop style:position="1.9583in"/>
        </style:tab-stops>
      </style:paragraph-properties>
      <style:text-properties style:font-name="Purisa" fo:font-size="12pt" fo:font-style="normal" style:text-underline-style="none" fo:font-weight="normal" officeooo:rsid="00451866" officeooo:paragraph-rsid="004423f0"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style:tab-stops>
          <style:tab-stop style:position="1.9583in"/>
        </style:tab-stops>
      </style:paragraph-properties>
      <style:text-properties style:font-name="Purisa" fo:font-size="12pt" fo:font-style="normal" style:text-underline-style="none" fo:font-weight="normal" officeooo:rsid="00465057" officeooo:paragraph-rsid="00465057"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tab-stops>
          <style:tab-stop style:position="1.9583in"/>
        </style:tab-stops>
      </style:paragraph-properties>
      <style:text-properties style:font-name="Purisa" fo:font-size="12pt" fo:font-style="normal" style:text-underline-style="none" fo:font-weight="normal" officeooo:rsid="0046545d" officeooo:paragraph-rsid="00465057"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ab-stops>
          <style:tab-stop style:position="1.9583in"/>
        </style:tab-stops>
      </style:paragraph-properties>
      <style:text-properties style:font-name="Purisa" fo:font-size="12pt" fo:font-style="normal" style:text-underline-style="none" fo:font-weight="normal" officeooo:rsid="0049d8c9" officeooo:paragraph-rsid="0049d8c9"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style:tab-stops>
          <style:tab-stop style:position="1.9583in"/>
        </style:tab-stops>
      </style:paragraph-properties>
      <style:text-properties style:font-name="Purisa" fo:font-size="12pt" fo:font-style="normal" style:text-underline-style="none" fo:font-weight="normal" officeooo:rsid="004fccf9" officeooo:paragraph-rsid="004fccf9"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text-align="start" style:justify-single-word="false"/>
      <style:text-properties style:font-name="Purisa" fo:font-size="12pt" officeooo:rsid="001e4cee" officeooo:paragraph-rsid="0020276b"/>
    </style:style>
    <style:style style:name="P35" style:family="paragraph" style:parent-style-name="Standard">
      <style:paragraph-properties fo:text-align="start" style:justify-single-word="false"/>
      <style:text-properties style:font-name="Purisa" fo:font-size="12pt" officeooo:rsid="001e4cee" officeooo:paragraph-rsid="00222335"/>
    </style:style>
    <style:style style:name="P36" style:family="paragraph" style:parent-style-name="Standard">
      <style:paragraph-properties fo:text-align="start" style:justify-single-word="false"/>
      <style:text-properties style:font-name="Purisa" fo:font-size="12pt" officeooo:rsid="00222335" officeooo:paragraph-rsid="00222335"/>
    </style:style>
    <style:style style:name="P37" style:family="paragraph" style:parent-style-name="Standard">
      <style:paragraph-properties fo:text-align="start" style:justify-single-word="false"/>
      <style:text-properties style:font-name="Purisa" fo:font-size="12pt" officeooo:rsid="002796db" officeooo:paragraph-rsid="002796db"/>
    </style:style>
    <style:style style:name="P38" style:family="paragraph" style:parent-style-name="Standard">
      <style:paragraph-properties fo:text-align="start" style:justify-single-word="false"/>
      <style:text-properties style:font-name="Purisa" fo:font-size="12pt" officeooo:rsid="002796db" officeooo:paragraph-rsid="00222335"/>
    </style:style>
    <style:style style:name="P39" style:family="paragraph" style:parent-style-name="Standard">
      <style:paragraph-properties fo:text-align="start" style:justify-single-word="false"/>
      <style:text-properties style:font-name="Purisa" fo:font-size="12pt" officeooo:paragraph-rsid="002b907a" style:font-size-asian="13pt" style:font-size-complex="13pt"/>
    </style:style>
    <style:style style:name="P40" style:family="paragraph" style:parent-style-name="Standard">
      <style:paragraph-properties fo:text-align="start" style:justify-single-word="false"/>
      <style:text-properties style:font-name="Purisa" fo:font-size="12pt" officeooo:rsid="002e8381" officeooo:paragraph-rsid="002d52b0" style:font-size-asian="13pt" style:font-size-complex="13pt"/>
    </style:style>
    <style:style style:name="P41" style:family="paragraph" style:parent-style-name="Standard">
      <style:paragraph-properties fo:text-align="start" style:justify-single-word="false"/>
      <style:text-properties style:font-name="Purisa" fo:font-size="12pt" officeooo:rsid="002e8381" officeooo:paragraph-rsid="002e8381" style:font-size-asian="13pt" style:font-size-complex="13pt"/>
    </style:style>
    <style:style style:name="P42" style:family="paragraph" style:parent-style-name="Standard">
      <style:paragraph-properties fo:text-align="start" style:justify-single-word="false"/>
      <style:text-properties style:font-name="Purisa" fo:font-size="12pt" officeooo:rsid="002e8381" officeooo:paragraph-rsid="002ef65b" style:font-size-asian="13pt" style:font-size-complex="13pt"/>
    </style:style>
    <style:style style:name="P43" style:family="paragraph" style:parent-style-name="Standard">
      <style:paragraph-properties fo:text-align="start" style:justify-single-word="false"/>
      <style:text-properties style:font-name="Purisa" fo:font-size="12pt" officeooo:rsid="002ef65b" officeooo:paragraph-rsid="002ef65b" style:font-size-asian="13pt" style:font-size-complex="13pt"/>
    </style:style>
    <style:style style:name="P44" style:family="paragraph" style:parent-style-name="Standard">
      <style:paragraph-properties fo:text-align="start" style:justify-single-word="false">
        <style:tab-stops>
          <style:tab-stop style:position="1.9583in"/>
        </style:tab-stops>
      </style:paragraph-properties>
      <style:text-properties style:font-name="Purisa" fo:font-size="12pt" officeooo:rsid="003d386a" officeooo:paragraph-rsid="003d386a"/>
    </style:style>
    <style:style style:name="P45" style:family="paragraph" style:parent-style-name="Standard">
      <style:paragraph-properties fo:text-align="start" style:justify-single-word="false">
        <style:tab-stops>
          <style:tab-stop style:position="1.9583in"/>
        </style:tab-stops>
      </style:paragraph-properties>
      <style:text-properties style:font-name="Purisa" fo:font-size="12pt" officeooo:rsid="003d928d" officeooo:paragraph-rsid="003d928d"/>
    </style:style>
    <style:style style:name="P46" style:family="paragraph" style:parent-style-name="Standard">
      <style:paragraph-properties fo:text-align="start" style:justify-single-word="false">
        <style:tab-stops>
          <style:tab-stop style:position="1.9583in"/>
        </style:tab-stops>
      </style:paragraph-properties>
      <style:text-properties style:font-name="Purisa" fo:font-size="12pt" officeooo:rsid="003f3f30" officeooo:paragraph-rsid="003f3f30"/>
    </style:style>
    <style:style style:name="P47" style:family="paragraph" style:parent-style-name="Standard">
      <style:paragraph-properties fo:text-align="start" style:justify-single-word="false">
        <style:tab-stops>
          <style:tab-stop style:position="1.9583in"/>
        </style:tab-stops>
      </style:paragraph-properties>
      <style:text-properties style:font-name="Purisa" fo:font-size="14pt" fo:font-style="italic" style:text-underline-style="solid" style:text-underline-width="auto" style:text-underline-color="font-color" fo:font-weight="bold" officeooo:rsid="003682f9" officeooo:paragraph-rsid="003682f9" style:font-size-asian="14pt" style:font-style-asian="italic" style:font-weight-asian="bold" style:font-size-complex="14pt" style:font-style-complex="italic" style:font-weight-complex="bold"/>
    </style:style>
    <style:style style:name="P48" style:family="paragraph" style:parent-style-name="Standard">
      <style:paragraph-properties fo:text-align="start" style:justify-single-word="false"/>
      <style:text-properties style:font-name="Purisa" fo:font-size="16pt" fo:font-style="italic" style:text-underline-style="solid" style:text-underline-width="auto" style:text-underline-color="font-color" fo:font-weight="bold" officeooo:rsid="00196384" officeooo:paragraph-rsid="0016276c" style:font-size-asian="16pt" style:font-style-asian="italic" style:font-weight-asian="bold" style:font-size-complex="16pt" style:font-style-complex="italic" style:font-weight-complex="bold"/>
    </style:style>
    <style:style style:name="P49" style:family="paragraph" style:parent-style-name="Standard">
      <style:paragraph-properties fo:text-align="start" style:justify-single-word="false"/>
      <style:text-properties style:font-name="Purisa" fo:font-size="15pt" fo:font-style="italic" style:text-underline-style="solid" style:text-underline-width="auto" style:text-underline-color="font-color" fo:font-weight="bold" officeooo:rsid="00222335" officeooo:paragraph-rsid="00222335" style:font-size-asian="15pt" style:font-style-asian="italic" style:font-weight-asian="bold" style:font-size-complex="15pt" style:font-style-complex="italic" style:font-weight-complex="bold"/>
    </style:style>
    <style:style style:name="P50" style:family="paragraph" style:parent-style-name="Standard">
      <style:paragraph-properties fo:text-align="start" style:justify-single-word="false"/>
      <style:text-properties style:font-name="Purisa" fo:font-size="15pt" fo:font-style="italic" style:text-underline-style="solid" style:text-underline-width="auto" style:text-underline-color="font-color" fo:font-weight="bold" officeooo:rsid="002796db" officeooo:paragraph-rsid="002796db" style:font-size-asian="15pt" style:font-style-asian="italic" style:font-weight-asian="bold" style:font-size-complex="15pt" style:font-style-complex="italic" style:font-weight-complex="bold"/>
    </style:style>
    <style:style style:name="P51" style:family="paragraph" style:parent-style-name="Standard">
      <style:paragraph-properties fo:text-align="start" style:justify-single-word="false">
        <style:tab-stops>
          <style:tab-stop style:position="1.9583in"/>
        </style:tab-stops>
      </style:paragraph-properties>
      <style:text-properties style:font-name="Purisa" fo:font-size="15pt" fo:font-style="italic" style:text-underline-style="solid" style:text-underline-width="auto" style:text-underline-color="font-color" fo:font-weight="bold" officeooo:rsid="003a0e8a" officeooo:paragraph-rsid="003a0e8a" style:font-size-asian="15pt" style:font-style-asian="italic" style:font-weight-asian="bold" style:font-size-complex="15pt" style:font-style-complex="italic" style:font-weight-complex="bold"/>
    </style:style>
    <style:style style:name="P52" style:family="paragraph" style:parent-style-name="Standard">
      <style:paragraph-properties fo:text-align="start" style:justify-single-word="false">
        <style:tab-stops>
          <style:tab-stop style:position="1.9583in"/>
        </style:tab-stops>
      </style:paragraph-properties>
      <style:text-properties style:font-name="Purisa" fo:font-size="15pt" fo:font-style="italic" style:text-underline-style="solid" style:text-underline-width="auto" style:text-underline-color="font-color" fo:font-weight="bold" officeooo:rsid="003682f9" officeooo:paragraph-rsid="00350a28" style:font-size-asian="15pt" style:font-style-asian="italic" style:font-weight-asian="bold" style:font-size-complex="15pt" style:font-style-complex="italic" style:font-weight-complex="bold"/>
    </style:style>
    <style:style style:name="P53" style:family="paragraph" style:parent-style-name="Standard">
      <style:paragraph-properties fo:text-align="start" style:justify-single-word="false">
        <style:tab-stops>
          <style:tab-stop style:position="1.9583in"/>
        </style:tab-stops>
      </style:paragraph-properties>
      <style:text-properties style:font-name="Purisa" fo:font-size="15pt" fo:font-style="italic" style:text-underline-style="solid" style:text-underline-width="auto" style:text-underline-color="font-color" fo:font-weight="bold" officeooo:rsid="003f3f30" officeooo:paragraph-rsid="003f3f30" style:font-size-asian="15pt" style:font-style-asian="italic" style:font-weight-asian="bold" style:font-size-complex="15pt" style:font-style-complex="italic" style:font-weight-complex="bold"/>
    </style:style>
    <style:style style:name="P54" style:family="paragraph" style:parent-style-name="Standard">
      <style:paragraph-properties fo:text-align="start" style:justify-single-word="false">
        <style:tab-stops>
          <style:tab-stop style:position="1.9583in"/>
        </style:tab-stops>
      </style:paragraph-properties>
      <style:text-properties style:font-name="Purisa" fo:font-size="15pt" fo:font-style="italic" style:text-underline-style="solid" style:text-underline-width="auto" style:text-underline-color="font-color" fo:font-weight="bold" officeooo:rsid="005518b3" officeooo:paragraph-rsid="005518b3" style:font-size-asian="15pt" style:font-style-asian="italic" style:font-weight-asian="bold" style:font-size-complex="15pt" style:font-style-complex="italic" style:font-weight-complex="bold"/>
    </style:style>
    <style:style style:name="P55" style:family="paragraph" style:parent-style-name="Standard">
      <style:paragraph-properties fo:text-align="start" style:justify-single-word="false">
        <style:tab-stops>
          <style:tab-stop style:position="1.9583in"/>
        </style:tab-stops>
      </style:paragraph-properties>
      <style:text-properties style:font-name="Purisa" fo:font-size="15pt" fo:font-style="italic" style:text-underline-style="solid" style:text-underline-width="auto" style:text-underline-color="font-color" fo:font-weight="bold" officeooo:rsid="0058c7e0" officeooo:paragraph-rsid="0058c7e0" style:font-size-asian="15pt" style:font-style-asian="italic" style:font-weight-asian="bold" style:font-size-complex="15pt" style:font-style-complex="italic" style:font-weight-complex="bold"/>
    </style:style>
    <style:style style:name="P56" style:family="paragraph" style:parent-style-name="Standard">
      <style:paragraph-properties fo:text-align="start" style:justify-single-word="false">
        <style:tab-stops>
          <style:tab-stop style:position="1.9583in"/>
        </style:tab-stops>
      </style:paragraph-properties>
      <style:text-properties style:font-name="Purisa" fo:font-size="15pt" fo:font-style="italic" style:text-underline-style="solid" style:text-underline-width="auto" style:text-underline-color="font-color" fo:font-weight="bold" officeooo:rsid="005bbb0c" officeooo:paragraph-rsid="005bbb0c" style:font-size-asian="15pt" style:font-style-asian="italic" style:font-weight-asian="bold" style:font-size-complex="15pt" style:font-style-complex="italic" style:font-weight-complex="bold"/>
    </style:style>
    <style:style style:name="P57" style:family="paragraph" style:parent-style-name="Standard">
      <style:paragraph-properties fo:text-align="start" style:justify-single-word="false">
        <style:tab-stops>
          <style:tab-stop style:position="1.9583in"/>
        </style:tab-stops>
      </style:paragraph-properties>
      <style:text-properties style:font-name="Purisa" fo:font-size="15pt" fo:font-style="italic" style:text-underline-style="solid" style:text-underline-width="auto" style:text-underline-color="font-color" fo:font-weight="bold" officeooo:rsid="006142ac" officeooo:paragraph-rsid="006142ac" style:font-size-asian="15pt" style:font-style-asian="italic" style:font-weight-asian="bold" style:font-size-complex="15pt" style:font-style-complex="italic" style:font-weight-complex="bold"/>
    </style:style>
    <style:style style:name="P58" style:family="paragraph" style:parent-style-name="Standard">
      <style:paragraph-properties fo:text-align="start" style:justify-single-word="false">
        <style:tab-stops>
          <style:tab-stop style:position="1.9583in"/>
        </style:tab-stops>
      </style:paragraph-properties>
      <style:text-properties style:font-name="Purisa" fo:font-size="15pt" fo:font-style="italic" style:text-underline-style="solid" style:text-underline-width="auto" style:text-underline-color="font-color" fo:font-weight="bold" officeooo:rsid="0061b688" officeooo:paragraph-rsid="0061b688" style:font-size-asian="15pt" style:font-style-asian="italic" style:font-weight-asian="bold" style:font-size-complex="15pt" style:font-style-complex="italic" style:font-weight-complex="bold"/>
    </style:style>
    <style:style style:name="P59" style:family="paragraph" style:parent-style-name="Standard">
      <style:paragraph-properties fo:text-align="start" style:justify-single-word="false"/>
      <style:text-properties style:font-name="Purisa" fo:font-size="13pt" officeooo:rsid="002796db" officeooo:paragraph-rsid="002796db" style:font-size-asian="13pt" style:font-size-complex="13pt"/>
    </style:style>
    <style:style style:name="P60" style:family="paragraph" style:parent-style-name="Standard">
      <style:paragraph-properties fo:text-align="start" style:justify-single-word="false">
        <style:tab-stops>
          <style:tab-stop style:position="1.9583in"/>
        </style:tab-stops>
      </style:paragraph-properties>
      <style:text-properties style:font-name="Purisa" fo:font-size="13pt" officeooo:rsid="00335505" officeooo:paragraph-rsid="00335505" style:font-size-asian="13pt" style:font-size-complex="13pt"/>
    </style:style>
    <style:style style:name="P61" style:family="paragraph" style:parent-style-name="Standard">
      <style:paragraph-properties fo:text-align="start" style:justify-single-word="false">
        <style:tab-stops>
          <style:tab-stop style:position="1.9583in"/>
        </style:tab-stops>
      </style:paragraph-properties>
      <style:text-properties style:font-name="Purisa" fo:font-size="13pt" officeooo:rsid="00335505" officeooo:paragraph-rsid="00317aa8" style:font-size-asian="13pt" style:font-size-complex="13pt"/>
    </style:style>
    <style:style style:name="P62" style:family="paragraph" style:parent-style-name="Standard">
      <style:paragraph-properties fo:text-align="start" style:justify-single-word="false">
        <style:tab-stops>
          <style:tab-stop style:position="1.9583in"/>
        </style:tab-stops>
      </style:paragraph-properties>
      <style:text-properties style:font-name="Purisa" fo:font-size="13pt" officeooo:paragraph-rsid="00335505" style:font-size-asian="13pt" style:font-size-complex="13pt"/>
    </style:style>
    <style:style style:name="P63" style:family="paragraph" style:parent-style-name="Standard">
      <style:paragraph-properties fo:text-align="start" style:justify-single-word="false"/>
      <style:text-properties style:font-name="Purisa" fo:font-size="13pt" officeooo:paragraph-rsid="00288e57" style:font-size-asian="13pt" style:font-size-complex="13pt"/>
    </style:style>
    <style:style style:name="P64" style:family="paragraph" style:parent-style-name="Standard">
      <style:paragraph-properties fo:text-align="start" style:justify-single-word="false"/>
      <style:text-properties style:font-name="Purisa" fo:font-size="13pt" officeooo:paragraph-rsid="0029e6c8" style:font-size-asian="13pt" style:font-size-complex="13pt"/>
    </style:style>
    <style:style style:name="P65" style:family="paragraph" style:parent-style-name="Standard">
      <style:paragraph-properties fo:text-align="start" style:justify-single-word="false">
        <style:tab-stops>
          <style:tab-stop style:position="1.9583in"/>
        </style:tab-stops>
      </style:paragraph-properties>
      <style:text-properties style:font-name="Purisa" fo:font-size="13pt" officeooo:rsid="00317aa8" officeooo:paragraph-rsid="00317aa8" style:font-size-asian="13pt" style:font-size-complex="13pt"/>
    </style:style>
    <style:style style:name="P66" style:family="paragraph" style:parent-style-name="Standard">
      <style:paragraph-properties fo:text-align="start" style:justify-single-word="false">
        <style:tab-stops>
          <style:tab-stop style:position="1.9583in"/>
        </style:tab-stops>
      </style:paragraph-properties>
      <style:text-properties style:font-name="Purisa" fo:font-size="13pt" officeooo:rsid="0034985c" officeooo:paragraph-rsid="00335505" style:font-size-asian="13pt" style:font-size-complex="13pt"/>
    </style:style>
    <style:style style:name="P67" style:family="paragraph" style:parent-style-name="Standard">
      <style:paragraph-properties fo:text-align="start" style:justify-single-word="false">
        <style:tab-stops>
          <style:tab-stop style:position="1.9583in"/>
        </style:tab-stops>
      </style:paragraph-properties>
      <style:text-properties style:font-name="Purisa" fo:font-size="13pt" officeooo:rsid="00350a28" officeooo:paragraph-rsid="00335505" style:font-size-asian="13pt" style:font-size-complex="13pt"/>
    </style:style>
    <style:style style:name="P68" style:family="paragraph" style:parent-style-name="Standard">
      <style:paragraph-properties fo:text-align="start" style:justify-single-word="false">
        <style:tab-stops>
          <style:tab-stop style:position="1.9583in"/>
        </style:tab-stops>
      </style:paragraph-properties>
      <style:text-properties style:font-name="Purisa" fo:font-size="13pt" officeooo:rsid="00350a28" officeooo:paragraph-rsid="00350a28" style:font-size-asian="13pt" style:font-size-complex="13pt"/>
    </style:style>
    <style:style style:name="P69" style:family="paragraph" style:parent-style-name="Standard">
      <style:paragraph-properties fo:text-align="start" style:justify-single-word="false">
        <style:tab-stops>
          <style:tab-stop style:position="1.9583in"/>
        </style:tab-stops>
      </style:paragraph-properties>
      <style:text-properties style:font-name="Purisa" fo:font-size="13pt" fo:font-style="normal" style:text-underline-style="none" fo:font-weight="normal" officeooo:rsid="003682f9" officeooo:paragraph-rsid="003682f9" style:font-size-asian="11.3500003814697pt" style:font-style-asian="normal" style:font-weight-asian="normal" style:font-size-complex="13pt" style:font-style-complex="normal" style:font-weight-complex="normal"/>
    </style:style>
    <style:style style:name="P70" style:family="paragraph" style:parent-style-name="Standard">
      <style:paragraph-properties fo:text-align="start" style:justify-single-word="false">
        <style:tab-stops>
          <style:tab-stop style:position="1.9583in"/>
        </style:tab-stops>
      </style:paragraph-properties>
      <style:text-properties style:font-name="Purisa" fo:font-size="13pt" fo:font-style="normal" style:text-underline-style="none" fo:font-weight="normal" officeooo:rsid="004423f0" officeooo:paragraph-rsid="004423f0" style:font-size-asian="11.3500003814697pt" style:font-style-asian="normal" style:font-weight-asian="normal" style:font-size-complex="13pt" style:font-style-complex="normal" style:font-weight-complex="normal"/>
    </style:style>
    <style:style style:name="P71" style:family="paragraph" style:parent-style-name="Standard">
      <style:paragraph-properties fo:text-align="start" style:justify-single-word="false">
        <style:tab-stops>
          <style:tab-stop style:position="1.9583in"/>
        </style:tab-stops>
      </style:paragraph-properties>
      <style:text-properties style:font-name="Purisa" fo:font-size="13pt" fo:font-style="normal" style:text-underline-style="none" fo:font-weight="normal" officeooo:rsid="00465057" officeooo:paragraph-rsid="00465057" style:font-size-asian="11.3500003814697pt" style:font-style-asian="normal" style:font-weight-asian="normal" style:font-size-complex="13pt" style:font-style-complex="normal" style:font-weight-complex="normal"/>
    </style:style>
    <style:style style:name="P72" style:family="paragraph" style:parent-style-name="Standard">
      <style:paragraph-properties fo:text-align="start" style:justify-single-word="false">
        <style:tab-stops>
          <style:tab-stop style:position="1.9583in"/>
        </style:tab-stops>
      </style:paragraph-properties>
      <style:text-properties style:font-name="Purisa" fo:font-size="13pt" fo:font-style="normal" style:text-underline-style="none" fo:font-weight="normal" officeooo:rsid="00420120" officeooo:paragraph-rsid="00420120" style:font-size-asian="11.3500003814697pt" style:font-style-asian="normal" style:font-weight-asian="normal" style:font-size-complex="13pt" style:font-style-complex="normal" style:font-weight-complex="normal"/>
    </style:style>
    <style:style style:name="P73" style:family="paragraph" style:parent-style-name="Standard">
      <style:paragraph-properties fo:text-align="start" style:justify-single-word="false">
        <style:tab-stops>
          <style:tab-stop style:position="1.9583in"/>
        </style:tab-stops>
      </style:paragraph-properties>
      <style:text-properties style:font-name="Purisa" fo:font-size="13pt" fo:font-style="normal" style:text-underline-style="none" fo:font-weight="normal" officeooo:rsid="00427692" officeooo:paragraph-rsid="00427692" style:font-size-asian="11.3500003814697pt" style:font-style-asian="normal" style:font-weight-asian="normal" style:font-size-complex="13pt" style:font-style-complex="normal" style:font-weight-complex="normal"/>
    </style:style>
    <style:style style:name="P74" style:family="paragraph" style:parent-style-name="Standard">
      <style:paragraph-properties fo:text-align="start" style:justify-single-word="false">
        <style:tab-stops>
          <style:tab-stop style:position="1.9583in"/>
        </style:tab-stops>
      </style:paragraph-properties>
      <style:text-properties style:font-name="Purisa" fo:font-size="13pt" fo:font-style="normal" style:text-underline-style="none" fo:font-weight="normal" officeooo:rsid="0042b4e8" officeooo:paragraph-rsid="0042b4e8" style:font-size-asian="11.3500003814697pt" style:font-style-asian="normal" style:font-weight-asian="normal" style:font-size-complex="13pt" style:font-style-complex="normal" style:font-weight-complex="normal"/>
    </style:style>
    <style:style style:name="P75" style:family="paragraph" style:parent-style-name="Standard">
      <style:paragraph-properties fo:text-align="start" style:justify-single-word="false">
        <style:tab-stops>
          <style:tab-stop style:position="1.9583in"/>
        </style:tab-stops>
      </style:paragraph-properties>
      <style:text-properties style:font-name="Purisa" fo:font-size="13pt" fo:font-style="italic" style:text-underline-style="solid" style:text-underline-width="auto" style:text-underline-color="font-color" fo:font-weight="bold" officeooo:rsid="0042b4e8" officeooo:paragraph-rsid="0042b4e8" style:font-size-asian="11.3500003814697pt" style:font-style-asian="italic" style:font-weight-asian="bold" style:font-size-complex="13pt" style:font-style-complex="italic" style:font-weight-complex="bold"/>
    </style:style>
    <style:style style:name="P76" style:family="paragraph" style:parent-style-name="Standard">
      <style:paragraph-properties fo:text-align="start" style:justify-single-word="false">
        <style:tab-stops>
          <style:tab-stop style:position="1.9583in"/>
        </style:tab-stops>
      </style:paragraph-properties>
      <style:text-properties style:font-name="Purisa" fo:font-size="26pt" fo:font-style="italic" style:text-underline-style="solid" style:text-underline-width="auto" style:text-underline-color="font-color" fo:font-weight="bold" officeooo:rsid="00420120" officeooo:paragraph-rsid="00420120" style:font-size-asian="26pt" style:font-style-asian="italic" style:font-weight-asian="bold" style:font-size-complex="26pt" style:font-style-complex="italic" style:font-weight-complex="bold"/>
    </style:style>
    <style:style style:name="P77" style:family="paragraph" style:parent-style-name="Standard">
      <style:paragraph-properties fo:text-align="start" style:justify-single-word="false">
        <style:tab-stops>
          <style:tab-stop style:position="1.9583in"/>
        </style:tab-stops>
      </style:paragraph-properties>
      <style:text-properties style:font-name="Purisa" fo:font-size="20pt" fo:font-style="italic" style:text-underline-style="solid" style:text-underline-width="auto" style:text-underline-color="font-color" fo:font-weight="bold" officeooo:rsid="004ea920" officeooo:paragraph-rsid="004ea920" style:font-size-asian="20pt" style:font-style-asian="italic" style:font-weight-asian="bold" style:font-size-complex="20pt" style:font-style-complex="italic" style:font-weight-complex="bold"/>
    </style:style>
    <style:style style:name="P78" style:family="paragraph" style:parent-style-name="Standard">
      <style:paragraph-properties fo:text-align="start" style:justify-single-word="false">
        <style:tab-stops>
          <style:tab-stop style:position="1.9583in"/>
        </style:tab-stops>
      </style:paragraph-properties>
      <style:text-properties style:font-name="Purisa" officeooo:paragraph-rsid="0050ed00"/>
    </style:style>
    <style:style style:name="P79" style:family="paragraph" style:parent-style-name="Standard">
      <style:paragraph-properties fo:text-align="start" style:justify-single-word="false">
        <style:tab-stops>
          <style:tab-stop style:position="1.9583in"/>
        </style:tab-stops>
      </style:paragraph-properties>
      <style:text-properties style:font-name="Purisa" officeooo:rsid="005518b3" officeooo:paragraph-rsid="005518b3"/>
    </style:style>
    <style:style style:name="P80" style:family="paragraph" style:parent-style-name="Standard">
      <style:paragraph-properties fo:text-align="start" style:justify-single-word="false">
        <style:tab-stops>
          <style:tab-stop style:position="1.9583in"/>
        </style:tab-stops>
      </style:paragraph-properties>
      <style:text-properties style:font-name="Purisa" officeooo:rsid="005518b3" officeooo:paragraph-rsid="0056299c"/>
    </style:style>
    <style:style style:name="P81" style:family="paragraph" style:parent-style-name="Standard">
      <style:paragraph-properties fo:text-align="start" style:justify-single-word="false">
        <style:tab-stops>
          <style:tab-stop style:position="1.9583in"/>
        </style:tab-stops>
      </style:paragraph-properties>
      <style:text-properties style:font-name="Purisa" officeooo:rsid="0056299c" officeooo:paragraph-rsid="0056299c"/>
    </style:style>
    <style:style style:name="P82" style:family="paragraph" style:parent-style-name="Standard">
      <style:paragraph-properties fo:text-align="start" style:justify-single-word="false">
        <style:tab-stops>
          <style:tab-stop style:position="1.9583in"/>
        </style:tab-stops>
      </style:paragraph-properties>
      <style:text-properties style:font-name="Purisa" officeooo:rsid="0058c7e0" officeooo:paragraph-rsid="0058c7e0"/>
    </style:style>
    <style:style style:name="P83" style:family="paragraph" style:parent-style-name="Standard">
      <style:paragraph-properties fo:text-align="start" style:justify-single-word="false">
        <style:tab-stops>
          <style:tab-stop style:position="1.9583in"/>
        </style:tab-stops>
      </style:paragraph-properties>
      <style:text-properties style:font-name="Purisa" officeooo:rsid="005c2c75" officeooo:paragraph-rsid="005c2c75"/>
    </style:style>
    <style:style style:name="P84" style:family="paragraph" style:parent-style-name="Standard">
      <style:paragraph-properties fo:text-align="start" style:justify-single-word="false"/>
      <style:text-properties officeooo:paragraph-rsid="001553bc"/>
    </style:style>
    <style:style style:name="P85" style:family="paragraph" style:parent-style-name="Standard">
      <style:paragraph-properties fo:text-align="start" style:justify-single-word="false"/>
      <style:text-properties officeooo:paragraph-rsid="0016276c"/>
    </style:style>
    <style:style style:name="P86" style:family="paragraph" style:parent-style-name="Standard">
      <style:paragraph-properties fo:text-align="start" style:justify-single-word="false"/>
      <style:text-properties officeooo:paragraph-rsid="00288e57"/>
    </style:style>
    <style:style style:name="P87" style:family="paragraph" style:parent-style-name="Standard">
      <style:paragraph-properties fo:text-align="start" style:justify-single-word="false"/>
      <style:text-properties officeooo:paragraph-rsid="0029e6c8"/>
    </style:style>
    <style:style style:name="P88" style:family="paragraph" style:parent-style-name="Standard">
      <style:paragraph-properties fo:text-align="start" style:justify-single-word="false"/>
      <style:text-properties officeooo:paragraph-rsid="002b907a"/>
    </style:style>
    <style:style style:name="P89" style:family="paragraph" style:parent-style-name="Standard">
      <style:paragraph-properties fo:text-align="start" style:justify-single-word="false">
        <style:tab-stops>
          <style:tab-stop style:position="1.9583in"/>
        </style:tab-stops>
      </style:paragraph-properties>
      <style:text-properties officeooo:paragraph-rsid="002ef65b"/>
    </style:style>
    <style:style style:name="P90" style:family="paragraph" style:parent-style-name="Standard">
      <style:paragraph-properties fo:text-align="start" style:justify-single-word="false">
        <style:tab-stops>
          <style:tab-stop style:position="1.9583in"/>
        </style:tab-stops>
      </style:paragraph-properties>
      <style:text-properties officeooo:paragraph-rsid="00335505"/>
    </style:style>
    <style:style style:name="P91" style:family="paragraph" style:parent-style-name="Standard">
      <style:paragraph-properties fo:text-align="start" style:justify-single-word="false">
        <style:tab-stops>
          <style:tab-stop style:position="1.9583in"/>
        </style:tab-stops>
      </style:paragraph-properties>
      <style:text-properties officeooo:paragraph-rsid="003a0e8a"/>
    </style:style>
    <style:style style:name="P92" style:family="paragraph" style:parent-style-name="Standard">
      <style:paragraph-properties fo:text-align="start" style:justify-single-word="false">
        <style:tab-stops>
          <style:tab-stop style:position="1.9583in"/>
        </style:tab-stops>
      </style:paragraph-properties>
      <style:text-properties officeooo:paragraph-rsid="0042b4e8"/>
    </style:style>
    <style:style style:name="P93" style:family="paragraph" style:parent-style-name="Standard">
      <style:paragraph-properties fo:text-align="start" style:justify-single-word="false">
        <style:tab-stops>
          <style:tab-stop style:position="1.9583in"/>
        </style:tab-stops>
      </style:paragraph-properties>
      <style:text-properties officeooo:paragraph-rsid="0050ed00"/>
    </style:style>
    <style:style style:name="P94" style:family="paragraph" style:parent-style-name="Standard">
      <style:paragraph-properties fo:text-align="start" style:justify-single-word="false">
        <style:tab-stops>
          <style:tab-stop style:position="1.9583in"/>
        </style:tab-stops>
      </style:paragraph-properties>
      <style:text-properties officeooo:paragraph-rsid="005518b3"/>
    </style:style>
    <style:style style:name="P95" style:family="paragraph" style:parent-style-name="Standard">
      <style:paragraph-properties fo:text-align="start" style:justify-single-word="false">
        <style:tab-stops>
          <style:tab-stop style:position="1.9583in"/>
        </style:tab-stops>
      </style:paragraph-properties>
      <style:text-properties officeooo:paragraph-rsid="005a257f"/>
    </style:style>
    <style:style style:name="P96" style:family="paragraph" style:parent-style-name="Standard">
      <style:paragraph-properties fo:text-align="start" style:justify-single-word="false">
        <style:tab-stops>
          <style:tab-stop style:position="1.9583in"/>
        </style:tab-stops>
      </style:paragraph-properties>
      <style:text-properties officeooo:paragraph-rsid="005c2c75"/>
    </style:style>
    <style:style style:name="P97" style:family="paragraph" style:parent-style-name="Standard">
      <style:paragraph-properties fo:text-align="start" style:justify-single-word="false">
        <style:tab-stops>
          <style:tab-stop style:position="1.9583in"/>
        </style:tab-stops>
      </style:paragraph-properties>
      <style:text-properties officeooo:paragraph-rsid="005eddf4"/>
    </style:style>
    <style:style style:name="P98"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paragraph-rsid="0016276c" style:font-size-asian="16pt" style:font-style-asian="italic" style:font-weight-asian="bold" style:font-size-complex="16pt" style:font-style-complex="italic" style:font-weight-complex="bold"/>
    </style:style>
    <style:style style:name="P99" style:family="paragraph" style:parent-style-name="Standard">
      <style:paragraph-properties fo:text-align="start" style:justify-single-word="false"/>
      <style:text-properties fo:font-size="12pt" fo:font-style="normal" style:text-underline-style="none" fo:font-weight="normal" officeooo:paragraph-rsid="0016276c"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style:text-underline-style="none" fo:font-weight="normal" officeooo:rsid="00198339" officeooo:paragraph-rsid="001ac606"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style:text-underline-style="none" fo:font-weight="normal" officeooo:rsid="00198339" officeooo:paragraph-rsid="001c634e"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style:text-underline-style="none" fo:font-weight="normal" officeooo:rsid="00198339" officeooo:paragraph-rsid="001e4cee"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style:text-underline-style="none" fo:font-weight="normal" officeooo:rsid="00198339" officeooo:paragraph-rsid="00230ce9"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style:text-underline-style="none" fo:font-weight="normal" officeooo:rsid="00198339" officeooo:paragraph-rsid="00258d54"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5pt" fo:font-style="italic" style:text-underline-style="solid" style:text-underline-width="auto" style:text-underline-color="font-color" fo:font-weight="bold" officeooo:rsid="00198339" officeooo:paragraph-rsid="001e4cee" style:font-size-asian="15pt" style:font-style-asian="italic" style:font-weight-asian="bold" style:font-size-complex="15pt" style:font-style-complex="italic" style:font-weight-complex="bold"/>
    </style:style>
    <style:style style:name="P106" style:family="paragraph" style:parent-style-name="Standard">
      <style:paragraph-properties fo:text-align="start" style:justify-single-word="false"/>
      <style:text-properties fo:font-size="15pt" fo:font-style="italic" style:text-underline-style="solid" style:text-underline-width="auto" style:text-underline-color="font-color" fo:font-weight="bold" officeooo:rsid="002d52b0" officeooo:paragraph-rsid="002d52b0" style:font-size-asian="15pt" style:font-style-asian="italic" style:font-weight-asian="bold" style:font-size-complex="15pt" style:font-style-complex="italic" style:font-weight-complex="bold"/>
    </style:style>
    <style:style style:name="P107" style:family="paragraph" style:parent-style-name="Standard">
      <style:paragraph-properties fo:text-align="start" style:justify-single-word="false">
        <style:tab-stops>
          <style:tab-stop style:position="1.9583in"/>
        </style:tab-stops>
      </style:paragraph-properties>
      <style:text-properties fo:font-size="15pt" fo:font-style="italic" style:text-underline-style="solid" style:text-underline-width="auto" style:text-underline-color="font-color" fo:font-weight="bold" officeooo:rsid="00317aa8" officeooo:paragraph-rsid="00317aa8" style:font-size-asian="15pt" style:font-style-asian="italic" style:font-weight-asian="bold" style:font-size-complex="15pt" style:font-style-complex="italic" style:font-weight-complex="bold"/>
    </style:style>
    <style:style style:name="P108" style:family="paragraph" style:parent-style-name="Standard">
      <style:paragraph-properties fo:text-align="start" style:justify-single-word="false">
        <style:tab-stops>
          <style:tab-stop style:position="1.9583in"/>
        </style:tab-stops>
      </style:paragraph-properties>
      <style:text-properties fo:font-size="15pt" fo:font-style="italic" style:text-underline-style="solid" style:text-underline-width="auto" style:text-underline-color="font-color" fo:font-weight="bold" officeooo:paragraph-rsid="00335505" style:font-size-asian="15pt" style:font-style-asian="italic" style:font-weight-asian="bold" style:font-size-complex="15pt" style:font-style-complex="italic" style:font-weight-complex="bold"/>
    </style:style>
    <style:style style:name="P109" style:family="paragraph" style:parent-style-name="Standard">
      <style:paragraph-properties fo:text-align="start" style:justify-single-word="false">
        <style:tab-stops>
          <style:tab-stop style:position="1.9583in"/>
        </style:tab-stops>
      </style:paragraph-properties>
      <style:text-properties fo:font-size="15pt" fo:font-style="italic" style:text-underline-style="solid" style:text-underline-width="auto" style:text-underline-color="font-color" fo:font-weight="bold" officeooo:rsid="00350a28" officeooo:paragraph-rsid="00350a28" style:font-size-asian="15pt" style:font-style-asian="italic" style:font-weight-asian="bold" style:font-size-complex="15pt" style:font-style-complex="italic" style:font-weight-complex="bold"/>
    </style:style>
    <style:style style:name="P110" style:family="paragraph" style:parent-style-name="Standard">
      <style:paragraph-properties fo:text-align="start" style:justify-single-word="false"/>
      <style:text-properties officeooo:rsid="00222335" officeooo:paragraph-rsid="00222335"/>
    </style:style>
    <style:style style:name="P111" style:family="paragraph" style:parent-style-name="Standard">
      <style:paragraph-properties fo:text-align="start" style:justify-single-word="false"/>
      <style:text-properties officeooo:rsid="002e8381" officeooo:paragraph-rsid="002ef65b"/>
    </style:style>
    <style:style style:name="P112" style:family="paragraph" style:parent-style-name="Standard">
      <style:paragraph-properties fo:text-align="start" style:justify-single-word="false">
        <style:tab-stops>
          <style:tab-stop style:position="1.9583in"/>
        </style:tab-stops>
      </style:paragraph-properties>
      <style:text-properties officeooo:rsid="00317aa8" officeooo:paragraph-rsid="00317aa8"/>
    </style:style>
    <style:style style:name="P113" style:family="paragraph" style:parent-style-name="Standard">
      <style:paragraph-properties fo:text-align="start" style:justify-single-word="false">
        <style:tab-stops>
          <style:tab-stop style:position="1.9583in"/>
        </style:tab-stops>
      </style:paragraph-properties>
      <style:text-properties style:text-line-through-style="none" style:text-line-through-type="none" style:font-name="Purisa" fo:font-size="15pt" fo:font-style="italic" style:text-underline-style="solid" style:text-underline-width="auto" style:text-underline-color="font-color" fo:font-weight="bold" officeooo:rsid="003a0e8a" officeooo:paragraph-rsid="003a0e8a" style:font-size-asian="15pt" style:font-style-asian="italic" style:font-weight-asian="bold" style:font-size-complex="15pt" style:font-style-complex="italic" style:font-weight-complex="bold"/>
    </style:style>
    <style:style style:name="P114" style:family="paragraph" style:parent-style-name="Standard">
      <style:paragraph-properties fo:text-align="start" style:justify-single-word="false">
        <style:tab-stops>
          <style:tab-stop style:position="1.9583in"/>
        </style:tab-stops>
      </style:paragraph-properties>
      <style:text-properties style:text-line-through-style="none" style:text-line-through-type="none" style:font-name="Purisa" fo:font-size="13pt" fo:font-style="normal" style:text-underline-style="none" fo:font-weight="normal" officeooo:rsid="003a0e8a" officeooo:paragraph-rsid="003a0e8a" style:font-size-asian="11.3500003814697pt" style:font-style-asian="normal" style:font-weight-asian="normal" style:font-size-complex="13pt" style:font-style-complex="normal" style:font-weight-complex="normal"/>
    </style:style>
    <style:style style:name="P115" style:family="paragraph" style:parent-style-name="Standard">
      <style:paragraph-properties fo:text-align="start" style:justify-single-word="false">
        <style:tab-stops>
          <style:tab-stop style:position="1.9583in"/>
        </style:tab-stops>
      </style:paragraph-properties>
      <style:text-properties fo:font-size="13pt" fo:font-style="normal" style:text-underline-style="none" fo:font-weight="normal" officeooo:rsid="00420120" officeooo:paragraph-rsid="00420120" style:font-size-asian="11.3500003814697pt" style:font-style-asian="normal" style:font-weight-asian="normal" style:font-size-complex="13pt" style:font-style-complex="normal" style:font-weight-complex="normal"/>
    </style:style>
    <style:style style:name="P116" style:family="paragraph" style:parent-style-name="Standard">
      <style:paragraph-properties fo:text-align="start" style:justify-single-word="false">
        <style:tab-stops>
          <style:tab-stop style:position="1.9583in"/>
        </style:tab-stops>
      </style:paragraph-properties>
      <style:text-properties officeooo:rsid="003d386a" officeooo:paragraph-rsid="003d386a"/>
    </style:style>
    <style:style style:name="P117" style:family="paragraph" style:parent-style-name="Standard" style:list-style-name="L1">
      <style:paragraph-properties fo:text-align="start" style:justify-single-word="false"/>
      <style:text-properties style:font-name="Purisa" fo:font-size="14pt" fo:font-style="italic" style:text-underline-style="solid" style:text-underline-width="auto" style:text-underline-color="font-color" fo:font-weight="bold" officeooo:rsid="001462a6" officeooo:paragraph-rsid="00132a02" style:font-size-asian="12.25pt" style:font-style-asian="italic" style:font-weight-asian="bold" style:font-size-complex="14pt" style:font-style-complex="italic" style:font-weight-complex="bold"/>
    </style:style>
    <style:style style:name="P118" style:family="paragraph" style:parent-style-name="Standard" style:list-style-name="L1">
      <style:paragraph-properties fo:text-align="start" style:justify-single-word="false"/>
      <style:text-properties style:font-name="Purisa" fo:font-size="14pt" fo:font-style="normal" style:text-underline-style="none" fo:font-weight="normal" officeooo:rsid="001462a6" officeooo:paragraph-rsid="00132a02" style:font-size-asian="12.25pt" style:font-style-asian="normal" style:font-weight-asian="normal" style:font-size-complex="14pt" style:font-style-complex="normal" style:font-weight-complex="normal"/>
    </style:style>
    <style:style style:name="P119" style:family="paragraph" style:parent-style-name="Standard" style:list-style-name="L2">
      <style:paragraph-properties fo:text-align="start" style:justify-single-word="false"/>
      <style:text-properties style:font-name="Purisa" fo:font-size="12pt" fo:font-style="italic" style:text-underline-style="solid" style:text-underline-width="auto" style:text-underline-color="font-color" fo:font-weight="bold" officeooo:rsid="0016276c" officeooo:paragraph-rsid="0016276c" style:font-style-asian="italic" style:font-weight-asian="bold" style:font-style-complex="italic" style:font-weight-complex="bold"/>
    </style:style>
    <style:style style:name="P120" style:family="paragraph" style:parent-style-name="Standard">
      <style:paragraph-properties fo:text-align="start" style:justify-single-word="false">
        <style:tab-stops>
          <style:tab-stop style:position="1.9583in"/>
        </style:tab-stops>
      </style:paragraph-properties>
      <style:text-properties style:font-name="Purisa" fo:font-size="12pt" officeooo:paragraph-rsid="0050ed00"/>
    </style:style>
    <style:style style:name="P121" style:family="paragraph" style:parent-style-name="Standard">
      <style:paragraph-properties fo:text-align="start" style:justify-single-word="false">
        <style:tab-stops>
          <style:tab-stop style:position="1.9583in"/>
        </style:tab-stops>
      </style:paragraph-properties>
      <style:text-properties style:font-name="Purisa" fo:font-size="12pt" officeooo:paragraph-rsid="005518b3"/>
    </style:style>
    <style:style style:name="P122" style:family="paragraph" style:parent-style-name="Standard">
      <style:paragraph-properties fo:text-align="start" style:justify-single-word="false">
        <style:tab-stops>
          <style:tab-stop style:position="1.9583in"/>
        </style:tab-stops>
      </style:paragraph-properties>
      <style:text-properties style:font-name="Purisa" fo:font-size="12pt" officeooo:rsid="005518b3" officeooo:paragraph-rsid="005518b3"/>
    </style:style>
    <style:style style:name="P123" style:family="paragraph" style:parent-style-name="Standard">
      <style:paragraph-properties fo:text-align="start" style:justify-single-word="false">
        <style:tab-stops>
          <style:tab-stop style:position="1.9583in"/>
        </style:tab-stops>
      </style:paragraph-properties>
      <style:text-properties style:font-name="Purisa" fo:font-size="12pt" officeooo:rsid="005518b3" officeooo:paragraph-rsid="0056299c"/>
    </style:style>
    <style:style style:name="P124" style:family="paragraph" style:parent-style-name="Standard">
      <style:paragraph-properties fo:text-align="start" style:justify-single-word="false">
        <style:tab-stops>
          <style:tab-stop style:position="1.9583in"/>
        </style:tab-stops>
      </style:paragraph-properties>
      <style:text-properties style:font-name="Purisa" fo:font-size="12pt" officeooo:rsid="00574627" officeooo:paragraph-rsid="0056299c"/>
    </style:style>
    <style:style style:name="P125" style:family="paragraph" style:parent-style-name="Standard">
      <style:paragraph-properties fo:text-align="start" style:justify-single-word="false">
        <style:tab-stops>
          <style:tab-stop style:position="1.9583in"/>
        </style:tab-stops>
      </style:paragraph-properties>
      <style:text-properties style:font-name="Purisa" fo:font-size="12pt" officeooo:rsid="0058c7e0" officeooo:paragraph-rsid="0058c7e0"/>
    </style:style>
    <style:style style:name="P126" style:family="paragraph" style:parent-style-name="Standard">
      <style:paragraph-properties fo:text-align="start" style:justify-single-word="false">
        <style:tab-stops>
          <style:tab-stop style:position="1.9583in"/>
        </style:tab-stops>
      </style:paragraph-properties>
      <style:text-properties style:font-name="Purisa" fo:font-size="12pt" fo:font-weight="normal" officeooo:paragraph-rsid="005a257f" style:font-weight-asian="normal" style:font-weight-complex="normal"/>
    </style:style>
    <style:style style:name="P127" style:family="paragraph" style:parent-style-name="Standard">
      <style:paragraph-properties fo:text-align="start" style:justify-single-word="false">
        <style:tab-stops>
          <style:tab-stop style:position="1.9583in"/>
        </style:tab-stops>
      </style:paragraph-properties>
      <style:text-properties style:font-name="Purisa" fo:font-size="12pt" fo:font-weight="normal" officeooo:rsid="005bbb0c" officeooo:paragraph-rsid="005bbb0c" style:font-weight-asian="normal" style:font-weight-complex="normal"/>
    </style:style>
    <style:style style:name="P128" style:family="paragraph" style:parent-style-name="Standard">
      <style:paragraph-properties fo:text-align="start" style:justify-single-word="false">
        <style:tab-stops>
          <style:tab-stop style:position="1.9583in"/>
        </style:tab-stops>
      </style:paragraph-properties>
      <style:text-properties style:font-name="Purisa" fo:font-size="12pt" fo:font-weight="normal" officeooo:rsid="005c2c75" officeooo:paragraph-rsid="005c2c75" style:font-weight-asian="normal" style:font-weight-complex="normal"/>
    </style:style>
    <style:style style:name="P129" style:family="paragraph" style:parent-style-name="Standard">
      <style:paragraph-properties fo:text-align="start" style:justify-single-word="false">
        <style:tab-stops>
          <style:tab-stop style:position="1.9583in"/>
        </style:tab-stops>
      </style:paragraph-properties>
      <style:text-properties style:font-name="Purisa" fo:font-size="12pt" fo:font-weight="normal" officeooo:rsid="005d9abd" officeooo:paragraph-rsid="005d9abd" style:font-weight-asian="normal" style:font-weight-complex="normal"/>
    </style:style>
    <style:style style:name="P130" style:family="paragraph" style:parent-style-name="Standard">
      <style:paragraph-properties fo:text-align="start" style:justify-single-word="false">
        <style:tab-stops>
          <style:tab-stop style:position="1.9583in"/>
        </style:tab-stops>
      </style:paragraph-properties>
      <style:text-properties style:font-name="Purisa" fo:font-size="12pt" fo:font-weight="normal" officeooo:rsid="005e9d05" officeooo:paragraph-rsid="005e9d05" style:font-weight-asian="normal" style:font-weight-complex="normal"/>
    </style:style>
    <style:style style:name="P131" style:family="paragraph" style:parent-style-name="Standard">
      <style:paragraph-properties fo:text-align="start" style:justify-single-word="false">
        <style:tab-stops>
          <style:tab-stop style:position="1.9583in"/>
        </style:tab-stops>
      </style:paragraph-properties>
      <style:text-properties style:font-name="Purisa" fo:font-size="12pt" fo:font-weight="normal" officeooo:rsid="005e9d05" officeooo:paragraph-rsid="005eddf4" style:font-weight-asian="normal" style:font-weight-complex="normal"/>
    </style:style>
    <style:style style:name="P132" style:family="paragraph" style:parent-style-name="Standard">
      <style:paragraph-properties fo:text-align="start" style:justify-single-word="false">
        <style:tab-stops>
          <style:tab-stop style:position="1.9583in"/>
        </style:tab-stops>
      </style:paragraph-properties>
      <style:text-properties style:font-name="Purisa" fo:font-size="12pt" fo:font-weight="normal" officeooo:rsid="005eddf4" officeooo:paragraph-rsid="005eddf4" style:font-weight-asian="normal" style:font-weight-complex="normal"/>
    </style:style>
    <style:style style:name="P133" style:family="paragraph" style:parent-style-name="Standard">
      <style:paragraph-properties fo:text-align="start" style:justify-single-word="false">
        <style:tab-stops>
          <style:tab-stop style:position="1.9583in"/>
        </style:tab-stops>
      </style:paragraph-properties>
      <style:text-properties style:font-name="Purisa" fo:font-size="12pt" fo:font-weight="normal" officeooo:rsid="006142ac" officeooo:paragraph-rsid="006142ac" style:font-weight-asian="normal" style:font-weight-complex="normal"/>
    </style:style>
    <style:style style:name="P134" style:family="paragraph" style:parent-style-name="Standard">
      <style:paragraph-properties fo:text-align="start" style:justify-single-word="false">
        <style:tab-stops>
          <style:tab-stop style:position="1.9583in"/>
        </style:tab-stops>
      </style:paragraph-properties>
      <style:text-properties style:font-name="Purisa" fo:font-size="12pt" fo:font-weight="normal" officeooo:rsid="0061b688" officeooo:paragraph-rsid="0061b688" style:font-weight-asian="normal" style:font-weight-complex="normal"/>
    </style:style>
    <style:style style:name="P135" style:family="paragraph" style:parent-style-name="Standard">
      <style:paragraph-properties fo:text-align="start" style:justify-single-word="false">
        <style:tab-stops>
          <style:tab-stop style:position="1.9583in"/>
        </style:tab-stops>
      </style:paragraph-properties>
      <style:text-properties style:font-name="Purisa" fo:font-size="15pt" fo:font-style="italic" style:text-underline-style="solid" style:text-underline-width="auto" style:text-underline-color="font-color" fo:font-weight="bold" officeooo:rsid="005a257f" officeooo:paragraph-rsid="005a257f" style:font-size-asian="15pt" style:font-style-asian="italic" style:font-weight-asian="bold" style:font-size-complex="15pt" style:font-style-complex="italic" style:font-weight-complex="bold"/>
    </style:style>
    <style:style style:name="P136" style:family="paragraph" style:parent-style-name="Standard" style:list-style-name="L1">
      <style:paragraph-properties fo:text-align="start" style:justify-single-word="false"/>
      <style:text-properties officeooo:paragraph-rsid="001553bc"/>
    </style:style>
    <style:style style:name="T1" style:family="text">
      <style:text-properties officeooo:rsid="001553bc"/>
    </style:style>
    <style:style style:name="T2" style:family="text">
      <style:text-properties style:font-name="Purisa"/>
    </style:style>
    <style:style style:name="T3" style:family="text">
      <style:text-properties style:font-name="Purisa" fo:font-size="14pt" fo:font-style="normal" style:text-underline-style="none" fo:font-weight="normal" officeooo:rsid="001462a6" style:font-size-asian="12.25pt" style:font-style-asian="normal" style:font-weight-asian="normal" style:font-size-complex="14pt" style:font-style-complex="normal" style:font-weight-complex="normal"/>
    </style:style>
    <style:style style:name="T4" style:family="text">
      <style:text-properties style:font-name="Purisa" fo:font-size="12pt"/>
    </style:style>
    <style:style style:name="T5" style:family="text">
      <style:text-properties style:font-name="Purisa" fo:font-size="12pt" officeooo:rsid="001553bc"/>
    </style:style>
    <style:style style:name="T6" style:family="text">
      <style:text-properties style:font-name="Purisa" fo:font-size="12pt" fo:font-style="normal" style:text-underline-style="none" fo:font-weight="normal" officeooo:rsid="0016276c" style:font-style-asian="normal" style:font-weight-asian="normal" style:font-style-complex="normal" style:font-weight-complex="normal"/>
    </style:style>
    <style:style style:name="T7" style:family="text">
      <style:text-properties style:font-name="Purisa" fo:font-size="12pt" fo:font-style="normal" style:text-underline-style="none" fo:font-weight="normal" officeooo:rsid="004423f0" style:font-size-asian="11.3500003814697pt" style:font-style-asian="normal" style:font-weight-asian="normal" style:font-size-complex="13pt" style:font-style-complex="normal" style:font-weight-complex="normal"/>
    </style:style>
    <style:style style:name="T8" style:family="text">
      <style:text-properties style:font-name="Purisa" fo:font-size="12pt" fo:font-style="normal" style:text-underline-style="none" fo:font-weight="normal" officeooo:rsid="004fccf9" style:font-size-asian="11.3500003814697pt" style:font-style-asian="normal" style:font-weight-asian="normal" style:font-size-complex="13pt" style:font-style-complex="normal" style:font-weight-complex="normal"/>
    </style:style>
    <style:style style:name="T9" style:family="text">
      <style:text-properties style:font-name="Purisa" fo:font-size="12pt" officeooo:rsid="001e4cee"/>
    </style:style>
    <style:style style:name="T10" style:family="text">
      <style:text-properties style:font-name="Purisa" fo:font-size="12pt" style:font-size-asian="13pt" style:font-size-complex="13pt"/>
    </style:style>
    <style:style style:name="T11" style:family="text">
      <style:text-properties style:font-name="Purisa" fo:font-size="12pt" officeooo:rsid="002ef65b" style:font-size-asian="13pt" style:font-size-complex="13pt"/>
    </style:style>
    <style:style style:name="T12" style:family="text">
      <style:text-properties style:font-name="Purisa" fo:font-size="12pt" officeooo:rsid="003d928d"/>
    </style:style>
    <style:style style:name="T13" style:family="text">
      <style:text-properties style:font-name="Purisa" fo:font-size="12pt" officeooo:rsid="004423f0"/>
    </style:style>
    <style:style style:name="T14" style:family="text">
      <style:text-properties style:font-name="Purisa" fo:font-size="12pt" officeooo:rsid="005518b3"/>
    </style:style>
    <style:style style:name="T15" style:family="text">
      <style:text-properties style:font-name="Purisa" fo:font-size="12pt" officeooo:rsid="0058c7e0"/>
    </style:style>
    <style:style style:name="T16" style:family="text">
      <style:text-properties style:font-name="Purisa" fo:font-size="12pt" fo:font-weight="normal" style:font-weight-asian="normal" style:font-weight-complex="normal"/>
    </style:style>
    <style:style style:name="T17" style:family="text">
      <style:text-properties style:font-name="Purisa" fo:font-size="12pt" fo:font-weight="normal" officeooo:rsid="005c2c75" style:font-weight-asian="normal" style:font-weight-complex="normal"/>
    </style:style>
    <style:style style:name="T18" style:family="text">
      <style:text-properties style:font-name="Purisa" fo:font-size="12pt" fo:font-weight="normal" officeooo:rsid="005e9d05" style:font-weight-asian="normal" style:font-weight-complex="normal"/>
    </style:style>
    <style:style style:name="T19" style:family="text">
      <style:text-properties style:font-name="Purisa" officeooo:rsid="00196384"/>
    </style:style>
    <style:style style:name="T20" style:family="text">
      <style:text-properties style:font-name="Purisa" officeooo:rsid="00198339"/>
    </style:style>
    <style:style style:name="T21" style:family="text">
      <style:text-properties style:font-name="Purisa" officeooo:rsid="001ac606"/>
    </style:style>
    <style:style style:name="T22" style:family="text">
      <style:text-properties style:font-name="Purisa" officeooo:rsid="001c634e"/>
    </style:style>
    <style:style style:name="T23" style:family="text">
      <style:text-properties style:font-name="Purisa" officeooo:rsid="001e4cee"/>
    </style:style>
    <style:style style:name="T24" style:family="text">
      <style:text-properties style:font-name="Purisa" officeooo:rsid="00230ce9"/>
    </style:style>
    <style:style style:name="T25" style:family="text">
      <style:text-properties style:font-name="Purisa" officeooo:rsid="0024e4cc"/>
    </style:style>
    <style:style style:name="T26" style:family="text">
      <style:text-properties style:font-name="Purisa" officeooo:rsid="00258d54"/>
    </style:style>
    <style:style style:name="T27" style:family="text">
      <style:text-properties style:font-name="Purisa" fo:font-size="13pt" fo:font-style="normal" style:text-underline-style="none" fo:font-weight="normal" officeooo:rsid="002796db" style:font-size-asian="11.3500003814697pt" style:font-style-asian="normal" style:font-weight-asian="normal" style:font-size-complex="13pt" style:font-style-complex="normal" style:font-weight-complex="normal"/>
    </style:style>
    <style:style style:name="T28" style:family="text">
      <style:text-properties style:font-name="Purisa" fo:font-size="13pt" style:font-size-asian="13pt" style:font-size-complex="13pt"/>
    </style:style>
    <style:style style:name="T29" style:family="text">
      <style:text-properties style:font-name="Purisa" fo:font-size="13pt" officeooo:rsid="002796db" style:font-size-asian="13pt" style:font-size-complex="13pt"/>
    </style:style>
    <style:style style:name="T30" style:family="text">
      <style:text-properties style:font-name="Purisa" fo:font-size="13pt" officeooo:rsid="002ef65b" style:font-size-asian="13pt" style:font-size-complex="13pt"/>
    </style:style>
    <style:style style:name="T31" style:family="text">
      <style:text-properties style:font-name="Purisa" fo:font-size="13pt" officeooo:rsid="00335505" style:font-size-asian="13pt" style:font-size-complex="13pt"/>
    </style:style>
    <style:style style:name="T32" style:family="text">
      <style:text-properties style:font-name="Purisa" fo:font-size="13pt" officeooo:rsid="0034985c" style:font-size-asian="13pt" style:font-size-complex="13pt"/>
    </style:style>
    <style:style style:name="T33" style:family="text">
      <style:text-properties style:font-name="Purisa" fo:font-size="13pt" officeooo:rsid="00350a28" style:font-size-asian="13pt" style:font-size-complex="13pt"/>
    </style:style>
    <style:style style:name="T34" style:family="text">
      <style:text-properties style:font-name="Purisa" fo:font-size="10.5pt" style:font-size-asian="13pt" style:font-size-complex="13pt"/>
    </style:style>
    <style:style style:name="T35" style:family="text">
      <style:text-properties style:font-name="Purisa" officeooo:rsid="002e8381"/>
    </style:style>
    <style:style style:name="T36" style:family="text">
      <style:text-properties style:font-name="Purisa" officeooo:rsid="0030deb8"/>
    </style:style>
    <style:style style:name="T37" style:family="text">
      <style:text-properties style:font-name="Purisa" officeooo:rsid="00335505"/>
    </style:style>
    <style:style style:name="T38" style:family="text">
      <style:text-properties style:font-name="Purisa" officeooo:rsid="0034985c"/>
    </style:style>
    <style:style style:name="T39" style:family="text">
      <style:text-properties style:font-name="Purisa" officeooo:rsid="003682f9"/>
    </style:style>
    <style:style style:name="T40" style:family="text">
      <style:text-properties style:font-name="Purisa" officeooo:rsid="00427692"/>
    </style:style>
    <style:style style:name="T41" style:family="text">
      <style:text-properties fo:font-size="12pt"/>
    </style:style>
    <style:style style:name="T42" style:family="text">
      <style:text-properties fo:font-size="12pt" officeooo:rsid="004423f0"/>
    </style:style>
    <style:style style:name="T43" style:family="text">
      <style:text-properties fo:font-size="12pt" officeooo:rsid="00443ea9"/>
    </style:style>
    <style:style style:name="T44" style:family="text">
      <style:text-properties fo:font-size="12pt" officeooo:rsid="00451866"/>
    </style:style>
    <style:style style:name="T45" style:family="text">
      <style:text-properties fo:font-size="12pt" officeooo:rsid="0046545d"/>
    </style:style>
    <style:style style:name="T46" style:family="text">
      <style:text-properties fo:font-size="12pt" officeooo:rsid="005231f7"/>
    </style:style>
    <style:style style:name="T47" style:family="text">
      <style:text-properties fo:font-size="12pt" officeooo:rsid="005518b3"/>
    </style:style>
    <style:style style:name="T48" style:family="text">
      <style:text-properties fo:font-size="12pt" officeooo:rsid="0056299c"/>
    </style:style>
    <style:style style:name="T49" style:family="text">
      <style:text-properties fo:font-size="12pt" officeooo:rsid="00574627"/>
    </style:style>
    <style:style style:name="T50" style:family="text">
      <style:text-properties fo:font-size="12pt" officeooo:rsid="0058c7e0"/>
    </style:style>
    <style:style style:name="T51" style:family="text">
      <style:text-properties fo:font-size="12pt" fo:font-weight="normal" style:font-weight-asian="normal" style:font-weight-complex="normal"/>
    </style:style>
    <style:style style:name="T52" style:family="text">
      <style:text-properties fo:font-size="12pt" fo:font-weight="normal" officeooo:rsid="005e9d05" style:font-weight-asian="normal" style:font-weight-complex="normal"/>
    </style:style>
    <style:style style:name="T53" style:family="text">
      <style:text-properties officeooo:rsid="002796db"/>
    </style:style>
    <style:style style:name="T54" style:family="text">
      <style:text-properties officeooo:rsid="00288e57"/>
    </style:style>
    <style:style style:name="T55" style:family="text">
      <style:text-properties fo:color="#ce181e" style:font-name="Purisa" fo:font-size="12pt" officeooo:rsid="002d52b0" fo:background-color="#fff200" loext:char-shading-value="0" style:font-size-asian="13pt" style:font-size-complex="13pt"/>
    </style:style>
    <style:style style:name="T56" style:family="text">
      <style:text-properties fo:color="#ce181e" style:font-name="Purisa" fo:font-size="14pt" fo:font-weight="bold" officeooo:rsid="003d386a" style:font-size-asian="12.25pt" style:font-weight-asian="bold" style:font-size-complex="14pt" style:font-weight-complex="bold"/>
    </style:style>
    <style:style style:name="T57" style:family="text">
      <style:text-properties officeooo:rsid="0037c128"/>
    </style:style>
    <style:style style:name="T58" style:family="text">
      <style:text-properties style:text-line-through-style="none" style:text-line-through-type="none" style:font-name="Purisa" fo:font-size="13pt" fo:font-style="normal" style:text-underline-style="none" fo:font-weight="normal" officeooo:rsid="003a0e8a" style:font-size-asian="11.3500003814697pt" style:font-style-asian="normal" style:font-weight-asian="normal" style:font-size-complex="13pt" style:font-style-complex="normal" style:font-weight-complex="normal"/>
    </style:style>
    <style:style style:name="T59" style:family="text">
      <style:text-properties fo:font-size="15pt" style:font-size-asian="15pt" style:font-size-complex="15pt"/>
    </style:style>
    <style:style style:name="T60" style:family="text">
      <style:text-properties officeooo:rsid="005746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Data Structures : </text:p>
      <text:list xml:id="list515035566" text:style-name="L1">
        <text:list-item>
          <text:p text:style-name="P117">A <text:span text:style-name="T1">String is a sequence : </text:span></text:p>
          <text:p text:style-name="P118"/>
          <text:p text:style-name="P136"><text:span text:style-name="T3">*</text:span><text:span text:style-name="T4">A string is a sequence of characters.</text:span></text:p>
        </text:list-item>
      </text:list>
      <text:p text:style-name="P3"><text:s/>You can access the characters one at a time with the bracket operator:</text:p>
      <text:p text:style-name="P3">&gt;&gt;&gt; fruit='banana'</text:p>
      <text:p text:style-name="P84"><text:span text:style-name="T4">&gt;&gt;&gt; letter=fruit[1] <text:s/></text:span><text:span text:style-name="T5">#Index</text:span></text:p>
      <text:p text:style-name="P6">&gt;&gt;&gt; print(letter) </text:p>
      <text:p text:style-name="P6"><text:s/>a</text:p>
      <text:list xml:id="list2624527895" text:style-name="L2">
        <text:list-item>
          <text:p text:style-name="P119">Length Of A String : </text:p>
        </text:list-item>
      </text:list>
      <text:p text:style-name="P7"/>
      <text:p text:style-name="P85"><text:span text:style-name="T6">* </text:span><text:span text:style-name="T4">len is a built-in function that returns the number of characters in a string:</text:span></text:p>
      <text:p text:style-name="P4">&gt;&gt;&gt; fruit='banana' </text:p>
      <text:p text:style-name="P4">&gt;&gt;&gt; len(fruit) </text:p>
      <text:p text:style-name="P4">6</text:p>
      <text:p text:style-name="P4">To get the last letter of a string, you might be tempted to try something like this:</text:p>
      <text:p text:style-name="P4"/>
      <text:p text:style-name="P4">&gt;&gt;&gt; length=len(fruit)</text:p>
      <text:p text:style-name="P4">&gt;&gt;&gt; last=fruit[length]</text:p>
      <text:p text:style-name="P4"/>
      <text:p text:style-name="P4">IndexError: string index out of range </text:p>
      <text:p text:style-name="P4">The reason for the IndexError is that there is no letter in “banana” with the index 6.</text:p>
      <text:p text:style-name="P4"><text:s/>Since we started counting at zero, the six letters are numbered 0 to 5. </text:p>
      <text:p text:style-name="P4">To get the last character, you have to subtract 1 from length:</text:p>
      <text:p text:style-name="P4">&gt;&gt;&gt; last=fruit[length-1]</text:p>
      <text:p text:style-name="P4">&gt;&gt;&gt; print(last)</text:p>
      <text:p text:style-name="P4">a</text:p>
      <text:p text:style-name="P4"><text:soft-page-break/>*The expression fruit[-1] yields the last letter,fruit[-2] yields the second to last, and so on.</text:p>
      <text:p text:style-name="P4"/>
      <text:p text:style-name="P98"><text:span text:style-name="T2">*</text:span><text:span text:style-name="T19">Looping Through A String : </text:span></text:p>
      <text:p text:style-name="P48"/>
      <text:p text:style-name="P8">* fruit = input(‘Enter Name : ‘)</text:p>
      <text:p text:style-name="P8"><text:s text:c="2"/>index = 0</text:p>
      <text:p text:style-name="P8"><text:s text:c="2"/>while index in len(fruit) : </text:p>
      <text:p text:style-name="P8"><text:s text:c="6"/>letter = fruit[index]</text:p>
      <text:p text:style-name="P8"><text:s text:c="6"/>print(index,letter)</text:p>
      <text:p text:style-name="P8"><text:s text:c="6"/>index = index + 1</text:p>
      <text:p text:style-name="P99"><text:span text:style-name="T19">*</text:span><text:span text:style-name="T20">Backwards : </text:span></text:p>
      <text:p text:style-name="P9">fruit = input(‘Enter Fruit: ‘)</text:p>
      <text:p text:style-name="P9">index=len(fruit)</text:p>
      <text:p text:style-name="P9">while True : </text:p>
      <text:p text:style-name="P9"><text:s text:c="4"/>letter = fruit[index-1]</text:p>
      <text:p text:style-name="P100"><text:span text:style-name="T2"><text:s text:c="4"/>print(</text:span><text:span text:style-name="T21">index,letter)</text:span></text:p>
      <text:p text:style-name="P11"><text:s text:c="4"/>index = index – 1 </text:p>
      <text:p text:style-name="P11"><text:s text:c="4"/>if index &lt; 1 : </text:p>
      <text:p text:style-name="P11"><text:s text:c="8"/>break</text:p>
      <text:p text:style-name="P12">print(‘Done’)</text:p>
      <text:p text:style-name="P12"/>
      <text:p text:style-name="P101"><text:span text:style-name="T21">*</text:span><text:span text:style-name="T22">fruit = ‘azertyuiop’</text:span></text:p>
      <text:p text:style-name="P13">index = -1</text:p>
      <text:p text:style-name="P13">for char in fruit : </text:p>
      <text:p text:style-name="P13"><text:s text:c="3"/>index = index + 1</text:p>
      <text:p text:style-name="P14"><text:s text:c="3"/>print(index,char)</text:p>
      <text:p text:style-name="P14"/>
      <text:p text:style-name="P102"><text:span text:style-name="T22">*</text:span><text:span text:style-name="T23">count letters in a string : </text:span></text:p>
      <text:p text:style-name="P15">* string=input('Enter a string: \n')</text:p>
      <text:p text:style-name="P15">a_count = 0</text:p>
      <text:p text:style-name="P15">b_count = 0</text:p>
      <text:p text:style-name="P15"><text:soft-page-break/>c_count = 0</text:p>
      <text:p text:style-name="P15">d_count = 0</text:p>
      <text:p text:style-name="P15">for char in string :</text:p>
      <text:p text:style-name="P15"><text:s text:c="4"/>if char == 'a' :</text:p>
      <text:p text:style-name="P15"><text:s text:c="8"/>a_count= a_count + 1</text:p>
      <text:p text:style-name="P15"><text:s text:c="4"/>elif char == 'b' :</text:p>
      <text:p text:style-name="P15"><text:s text:c="8"/>b_count= b_count + 1</text:p>
      <text:p text:style-name="P15"><text:s text:c="4"/>elif char == 'c' :</text:p>
      <text:p text:style-name="P15"><text:s text:c="8"/>c_count= c_count + 1</text:p>
      <text:p text:style-name="P15"><text:s text:c="4"/>elif char == 'd' :</text:p>
      <text:p text:style-name="P15"><text:s text:c="8"/>d_count= d_count + 1</text:p>
      <text:p text:style-name="P15">print('The number of the letter a is: ',a_count)</text:p>
      <text:p text:style-name="P15">print('The number of the letter b is: ',b_count)</text:p>
      <text:p text:style-name="P15">print('The number of the letter c is: ',c_count)</text:p>
      <text:p text:style-name="P15">print('The number of the letter d is: ',d_count)</text:p>
      <text:p text:style-name="P15"/>
      <text:p text:style-name="P103"><text:span text:style-name="T23">* </text:span><text:span text:style-name="T24">count function :</text:span></text:p>
      <text:p text:style-name="P18"/>
      <text:p text:style-name="P16">def count(s,l) :</text:p>
      <text:p text:style-name="P15"/>
      <text:p text:style-name="P15"><text:s text:c="4"/>string=str(s)</text:p>
      <text:p text:style-name="P15"><text:s text:c="4"/>letter=str(l)</text:p>
      <text:p text:style-name="P15"><text:s text:c="4"/>count = 0</text:p>
      <text:p text:style-name="P15"/>
      <text:p text:style-name="P15"><text:s text:c="4"/>for char in string :</text:p>
      <text:p text:style-name="P15"><text:s text:c="8"/>if char == letter :</text:p>
      <text:p text:style-name="P15"><text:s text:c="12"/>count = count + 1</text:p>
      <text:p text:style-name="P15"><text:s text:c="4"/>return count</text:p>
      <text:p text:style-name="P15"/>
      <text:p text:style-name="P15"/>
      <text:p text:style-name="P15">string = input('Enter A String: \n')</text:p>
      <text:p text:style-name="P15">letter=input('Enter the letter you wanna count: \n')</text:p>
      <text:p text:style-name="P102"><text:soft-page-break/><text:span text:style-name="T25">c=</text:span><text:span text:style-name="T23">count(string,letter)</text:span></text:p>
      <text:p text:style-name="P15"/>
      <text:p text:style-name="P15">#count('teeest','e')</text:p>
      <text:p text:style-name="P15"/>
      <text:p text:style-name="P15">print('The number of ',letter,' is :',c)</text:p>
      <text:p text:style-name="P15"/>
      <text:p text:style-name="P104"><text:span text:style-name="T23">* </text:span><text:span text:style-name="T26">Count letters whether they re upper or lower :</text:span></text:p>
      <text:p text:style-name="P19"/>
      <text:p text:style-name="P17">def upper_case(char) :</text:p>
      <text:p text:style-name="P15"/>
      <text:p text:style-name="P15"><text:s text:c="4"/>char &gt;= 'A' and char &lt;= 'Z'</text:p>
      <text:p text:style-name="P15"><text:s text:c="8"/>#it's upper case</text:p>
      <text:p text:style-name="P15"/>
      <text:p text:style-name="P15">def count(s,l) :</text:p>
      <text:p text:style-name="P15"><text:s text:c="4"/>string=str(s)</text:p>
      <text:p text:style-name="P15"><text:s text:c="4"/>letter=str(l)</text:p>
      <text:p text:style-name="P15"><text:s text:c="4"/>LETTER=upper_case(letter)</text:p>
      <text:p text:style-name="P15"><text:s text:c="4"/>l_count=0</text:p>
      <text:p text:style-name="P15"><text:s text:c="4"/>u_count=0</text:p>
      <text:p text:style-name="P15"><text:s text:c="4"/>count = 0</text:p>
      <text:p text:style-name="P15"><text:s text:c="4"/>for char in string :</text:p>
      <text:p text:style-name="P15"><text:s text:c="8"/>if (char == letter) :</text:p>
      <text:p text:style-name="P15"><text:s text:c="12"/>l_count = l_count + 1</text:p>
      <text:p text:style-name="P15"><text:s text:c="8"/>elif (char == LETTER) :</text:p>
      <text:p text:style-name="P15"><text:s text:c="12"/>u_count = u_count + 1</text:p>
      <text:p text:style-name="P15"><text:s text:c="4"/>count = l_count + u_count</text:p>
      <text:p text:style-name="P15"><text:s text:c="4"/>return count</text:p>
      <text:p text:style-name="P15"/>
      <text:p text:style-name="P15"/>
      <text:p text:style-name="P15">string = input('Enter A String: \n')</text:p>
      <text:p text:style-name="P15">letter=input('Enter the letter you wanna count: \n')</text:p>
      <text:p text:style-name="P15">c=count(string,letter)</text:p>
      <text:p text:style-name="P15"><text:soft-page-break/></text:p>
      <text:p text:style-name="P15">#count('teeest','e')</text:p>
      <text:p text:style-name="P15"/>
      <text:p text:style-name="P15">print('The number of ',letter,' is :',c)</text:p>
      <text:p text:style-name="P15"/>
      <text:p text:style-name="P105"><text:span text:style-name="T23">*Slicing Strings : </text:span><text:span text:style-name="T2"><text:s/></text:span></text:p>
      <text:p text:style-name="P10"/>
      <text:p text:style-name="P34">*A segment of a string is called aslice. Selecting a slice is similar to selecting a character :</text:p>
      <text:p text:style-name="P34"/>
      <text:p text:style-name="P34">&gt;&gt;&gt; s='Monty Python'</text:p>
      <text:p text:style-name="P34">&gt;&gt;&gt; print(s[0:5])</text:p>
      <text:p text:style-name="P34">Monty</text:p>
      <text:p text:style-name="P34">&gt;&gt;&gt; print(s[6:12])</text:p>
      <text:p text:style-name="P34">Python</text:p>
      <text:p text:style-name="P34"/>
      <text:p text:style-name="P35">* The operator returns the part of the string from the “n-th” character to the “m-th” character, including the first but excluding the last.</text:p>
      <text:p text:style-name="P35">If you omit the first index (before the colon), the slice starts at the beginning ofthe string. </text:p>
      <text:p text:style-name="P35">If you omit the second index, the slice goes to the end of the string:</text:p>
      <text:p text:style-name="P35"/>
      <text:p text:style-name="P35">&gt;&gt;&gt; fruit='banana'</text:p>
      <text:p text:style-name="P35">&gt;&gt;&gt; fruit[:3]</text:p>
      <text:p text:style-name="P35">'ban'</text:p>
      <text:p text:style-name="P35">&gt;&gt;&gt; fruit[3:]</text:p>
      <text:p text:style-name="P35">'ana'</text:p>
      <text:p text:style-name="P35"/>
      <text:p text:style-name="P35">If the first index is greater than or equal to the second the result is an empty string , represented by two quotation marks:</text:p>
      <text:p text:style-name="P35"/>
      <text:p text:style-name="P35"><text:soft-page-break/>&gt;&gt;&gt; fruit='banana'</text:p>
      <text:p text:style-name="P35">&gt;&gt;&gt; fruit[3:3]</text:p>
      <text:p text:style-name="P35">''</text:p>
      <text:p text:style-name="P35"/>
      <text:p text:style-name="P35">An empty string contains no characters and has length 0, but other than that, it is the same as any other string.</text:p>
      <text:p text:style-name="P35"/>
      <text:p text:style-name="P110"><text:span text:style-name="T9">&gt;</text:span><text:span text:style-name="T4">&gt;&gt; fruit[:]</text:span></text:p>
      <text:p text:style-name="P36">‘banana’</text:p>
      <text:p text:style-name="P36"/>
      <text:p text:style-name="P49">*<text:span text:style-name="T53">String Are Immutable : </text:span></text:p>
      <text:p text:style-name="P37"/>
      <text:p text:style-name="P59">&gt;&gt;&gt; greeting='Hello, world!' </text:p>
      <text:p text:style-name="P59">&gt;&gt;&gt; greeting[0]='J'</text:p>
      <text:p text:style-name="P59">TypeError:'str' object does not support item assignment</text:p>
      <text:p text:style-name="P59"/>
      <text:p text:style-name="P86"><text:span text:style-name="T29">* </text:span><text:span text:style-name="T28">The reason for the error is that strings are immutable, which means you can’t change an existing string.</text:span></text:p>
      <text:p text:style-name="P63">The best you can do is create a new string that is a variation on the original:</text:p>
      <text:p text:style-name="P63"/>
      <text:p text:style-name="P63">&gt;&gt;&gt; greeting='Hello, world!'</text:p>
      <text:p text:style-name="P63">&gt;&gt;&gt; new_greeting='J'+greeting[1:]</text:p>
      <text:p text:style-name="P63">&gt;&gt;&gt; print(new_greeting)</text:p>
      <text:p text:style-name="P63">Jello, world!</text:p>
      <text:p text:style-name="P37"/>
      <text:p text:style-name="P49">* <text:span text:style-name="T53">String Concatenation :</text:span></text:p>
      <text:p text:style-name="P36"/>
      <text:p text:style-name="P38">&gt;&gt;&gt; a = ‘Hello’</text:p>
      <text:p text:style-name="P37">&gt;&gt;&gt; b = a + ‘ ’ + ‘There’</text:p>
      <text:p text:style-name="P37">&gt;&gt;&gt; print(b)</text:p>
      <text:p text:style-name="P37"><text:soft-page-break/>Hello There</text:p>
      <text:p text:style-name="P37"/>
      <text:p text:style-name="P50">* <text:span text:style-name="T54">The in Operator :</text:span></text:p>
      <text:p text:style-name="P50"/>
      <text:p text:style-name="P87"><text:span text:style-name="T27">* </text:span><text:span text:style-name="T28">The word in is a boolean operator that takes two strings and returns True if the first appears as a substring in the second:</text:span></text:p>
      <text:p text:style-name="P64"/>
      <text:p text:style-name="P64">&gt;&gt;&gt; 'a' in' banana' </text:p>
      <text:p text:style-name="P64">True</text:p>
      <text:p text:style-name="P64">&gt;&gt;&gt; 'seed' in' banana' </text:p>
      <text:p text:style-name="P64">False</text:p>
      <text:p text:style-name="P64"/>
      <text:p text:style-name="P88"><text:span text:style-name="T28">* </text:span><text:span text:style-name="T10">The comparison operators work on strings. To see if two strings are equal:</text:span></text:p>
      <text:p text:style-name="P39"/>
      <text:p text:style-name="P39">if word == 'banana' :</text:p>
      <text:p text:style-name="P39"><text:s text:c="4"/>print('All right, bananas.')</text:p>
      <text:p text:style-name="P39"/>
      <text:p text:style-name="P39">Other comparison operations are useful for putting words in alphabetical order:</text:p>
      <text:p text:style-name="P39"/>
      <text:p text:style-name="P39">if word &lt; 'banana' : </text:p>
      <text:p text:style-name="P39"><text:s text:c="4"/>print('Your word,'+word+', comes before banana.')</text:p>
      <text:p text:style-name="P39">elif word &gt; 'banana' :</text:p>
      <text:p text:style-name="P39"><text:s text:c="4"/>print('Your word,'+word+', comes after banana.')</text:p>
      <text:p text:style-name="P39">else :</text:p>
      <text:p text:style-name="P39"><text:s text:c="4"/>print('All right, bananas.')</text:p>
      <text:p text:style-name="P39"/>
      <text:p text:style-name="P39">Python does not handle uppercase and lowercase letters the same way that people do. All the uppercase letters come before all the lowercase letters, so: </text:p>
      <text:p text:style-name="P88"><text:soft-page-break/><text:span text:style-name="T10"><text:s text:c="4"/></text:span><text:span text:style-name="T34">Your word, Pineapple, comes before banana.</text:span></text:p>
      <text:p text:style-name="P88"><text:span text:style-name="T10">A common way to address this problem is to convert strings to a standard format,such as all lowercase, before performing the comparison . </text:span><text:span text:style-name="T55">#Uppercase &lt; Lowercase</text:span></text:p>
      <text:p text:style-name="P39"/>
      <text:p text:style-name="P39"/>
      <text:p text:style-name="P106"><text:span text:style-name="T2">*</text:span><text:span text:style-name="T35">Stirng Libraries</text:span><text:span text:style-name="T36">(Methods)</text:span><text:span text:style-name="T35"> : </text:span></text:p>
      <text:p text:style-name="P40"/>
      <text:p text:style-name="P41">&gt;&gt;&gt; greet = ‘Hello Farouk’</text:p>
      <text:p text:style-name="P41">&gt;&gt;&gt; zap = greet.lower()</text:p>
      <text:p text:style-name="P41">&gt;&gt;&gt; print(zap)</text:p>
      <text:p text:style-name="P41">hello farouk </text:p>
      <text:p text:style-name="P41">&gt;&gt;&gt; print(greet)</text:p>
      <text:p text:style-name="P41">Hello Farouk</text:p>
      <text:p text:style-name="P41">&gt;&gt;&gt; print(‘Hi There’,lower())</text:p>
      <text:p text:style-name="P41">hi there </text:p>
      <text:p text:style-name="P41"/>
      <text:p text:style-name="P42">*Python has a number of string sunctions,which are in the string library.</text:p>
      <text:p text:style-name="P111"><text:span text:style-name="T10">*</text:span><text:span text:style-name="T11">These functions are already built into every string-we invoke them by appending</text:span><text:span text:style-name="T10"> </text:span><text:span text:style-name="T11">the function to the string variable.</text:span></text:p>
      <text:p text:style-name="P43">*These functions do not modify the original string, instead they return a new string that has been altered.</text:p>
      <text:p text:style-name="P43"/>
      <text:p text:style-name="P89"><text:span text:style-name="T11">* </text:span><text:span text:style-name="T30">Python has a function called dir ,which lists the methods available for an object.The type function shows the type of an object and the dir function shows the available methods.</text:span></text:p>
      <text:p text:style-name="P112"><text:span text:style-name="T30">&gt;</text:span><text:span text:style-name="T28">&gt;&gt; string = ‘azerty’</text:span></text:p>
      <text:p text:style-name="P65">&gt;&gt;&gt; type(string) </text:p>
      <text:p text:style-name="P65">&gt;&gt;&gt; &lt;class ‘str’&gt;</text:p>
      <text:p text:style-name="P65">&gt;&gt;&gt; dir(stuff)</text:p>
      <text:p text:style-name="P65"/>
      <text:p text:style-name="P107"><text:soft-page-break/><text:span text:style-name="T2">* </text:span><text:span text:style-name="T37">Searching A String :</text:span></text:p>
      <text:p text:style-name="P65"/>
      <text:p text:style-name="P112"><text:span text:style-name="T28">*</text:span><text:span text:style-name="T31">We use the find() function to search for a substring within another string.</text:span></text:p>
      <text:p text:style-name="P61">*find() finds the first occurrence of the substring.</text:p>
      <text:p text:style-name="P61">*if the subtsring is not found,find() returns -1.</text:p>
      <text:p text:style-name="P61">*Remember that string position starts at zero.</text:p>
      <text:p text:style-name="P61"/>
      <text:p text:style-name="P60">&gt;&gt;&gt; word = 'banana'</text:p>
      <text:p text:style-name="P60">&gt;&gt;&gt; index = word.find('a')</text:p>
      <text:p text:style-name="P60">&gt;&gt;&gt; print(index)</text:p>
      <text:p text:style-name="P60">1</text:p>
      <text:p text:style-name="P90"><text:span text:style-name="T31">*</text:span><text:span text:style-name="T28">The find method can find substrings as well as characters :</text:span></text:p>
      <text:p text:style-name="P62"/>
      <text:p text:style-name="P62">&gt;&gt;&gt; word.find('na')</text:p>
      <text:p text:style-name="P62">2</text:p>
      <text:p text:style-name="P60">&gt;&gt;&gt; word.find(‘w’)</text:p>
      <text:p text:style-name="P60">-1</text:p>
      <text:p text:style-name="P60"/>
      <text:p text:style-name="P90"><text:span text:style-name="T31">*</text:span><text:span text:style-name="T28">It can take as a second argument the index where it should start:</text:span></text:p>
      <text:p text:style-name="P62"/>
      <text:p text:style-name="P62">&gt;&gt;&gt; word.find('na',3)</text:p>
      <text:p text:style-name="P62">4</text:p>
      <text:p text:style-name="P62"/>
      <text:p text:style-name="P108"><text:span text:style-name="T2">* </text:span><text:span text:style-name="T38">Search and Replace :</text:span></text:p>
      <text:p text:style-name="P66"/>
      <text:p text:style-name="P66">*The replace() function is like a “search and replace” operation in a word processor.</text:p>
      <text:p text:style-name="P90"><text:soft-page-break/><text:span text:style-name="T32">*</text:span><text:span text:style-name="T33">It replaces all occurrences of the search string with the replacement string.</text:span></text:p>
      <text:p text:style-name="P67"/>
      <text:p text:style-name="P68">&gt;&gt;&gt; great = ‘Hello Bob’</text:p>
      <text:p text:style-name="P68">&gt;&gt;&gt; nstr = greet.replace(‘Bob’,Jane’)</text:p>
      <text:p text:style-name="P68">&gt;&gt;&gt; print(nstr)</text:p>
      <text:p text:style-name="P68">Hello Jane</text:p>
      <text:p text:style-name="P68">&gt;&gt;&gt; nstr = greet.replace(‘o’,’X’)</text:p>
      <text:p text:style-name="P68">&gt;&gt;&gt; print(nstr)</text:p>
      <text:p text:style-name="P68">HellX Bxb</text:p>
      <text:p text:style-name="P68"/>
      <text:p text:style-name="P109"><text:span text:style-name="T2">*</text:span><text:span text:style-name="T39">Stripping Whitespace :</text:span></text:p>
      <text:p text:style-name="P52"/>
      <text:p text:style-name="P69">* lstrip() and rstrip() remove whitespace at the left or right.</text:p>
      <text:p text:style-name="P69">*strip() removes both beginnig and ending whitespace.</text:p>
      <text:p text:style-name="P69"/>
      <text:p text:style-name="P20">&gt;&gt;&gt; line=' Here we go '</text:p>
      <text:p text:style-name="P20">&gt;&gt;&gt; line.strip()</text:p>
      <text:p text:style-name="P20">'Here we go'</text:p>
      <text:p text:style-name="P20"/>
      <text:p text:style-name="P47">*<text:span text:style-name="T57">Prefixes:</text:span></text:p>
      <text:p text:style-name="P20"/>
      <text:p text:style-name="P21">&gt;&gt;&gt; line = ‘Please have a nice day’</text:p>
      <text:p text:style-name="P21">&gt;&gt;&gt; line.startswith(‘Please’)</text:p>
      <text:p text:style-name="P21">True</text:p>
      <text:p text:style-name="P21">&gt;&gt;&gt; line.startswith(‘p’)</text:p>
      <text:p text:style-name="P21">False</text:p>
      <text:p text:style-name="P22">&gt;&gt;&gt; line.lower().startswith('h')</text:p>
      <text:p text:style-name="P22">True</text:p>
      <text:p text:style-name="P22"/>
      <text:p text:style-name="P51"><text:soft-page-break/>*Count : </text:p>
      <text:p text:style-name="P51"/>
      <text:p text:style-name="P114">word=input('Enter a string: \n')</text:p>
      <text:p text:style-name="P114">substring=input('Enter the letter you wanna count: \n')</text:p>
      <text:p text:style-name="P114">lower_word=word.lower()</text:p>
      <text:p text:style-name="P114">lower_substring=substring.lower()</text:p>
      <text:p text:style-name="P114">c=lower_word.count(lower_substring)</text:p>
      <text:p text:style-name="P114">print('Count=',c)</text:p>
      <text:p text:style-name="P114"/>
      <text:p text:style-name="P113">*Parsing And Extracting : </text:p>
      <text:p text:style-name="P113"/>
      <text:p text:style-name="P91"><text:span text:style-name="T58">*</text:span><text:span text:style-name="T4">we want to look into a string and find a substring. For example if we were presented a series of lines formatted as follows:</text:span></text:p>
      <text:p text:style-name="P91"><text:span text:style-name="T4">“From stephen.marquard@</text:span><text:span text:style-name="T56">[</text:span><text:span text:style-name="T4">uct.ac.za</text:span><text:span text:style-name="T56">]</text:span><text:span text:style-name="T4"> Sat Jan <text:s/>5 09:14:16 2008”</text:span></text:p>
      <text:p text:style-name="P5"/>
      <text:p text:style-name="P44">&gt;&gt;&gt; data=’From stephen.marquard@uct.ac.za Sat Jan <text:s/>5 09:14:16 2008’</text:p>
      <text:p text:style-name="P44">&gt;&gt;&gt; place1=data.find(‘@’)</text:p>
      <text:p text:style-name="P44">&gt;&gt;&gt; print(place1)</text:p>
      <text:p text:style-name="P44">21</text:p>
      <text:p text:style-name="P116"><text:span text:style-name="T4">&gt;&gt;&gt; place2=data.find(‘ ’,</text:span><text:span text:style-name="T12">place1)</text:span></text:p>
      <text:p text:style-name="P45">&gt;&gt;&gt; print(place2)</text:p>
      <text:p text:style-name="P45">31</text:p>
      <text:p text:style-name="P45">&gt;&gt;&gt; host=data[place1+1 : place2]</text:p>
      <text:p text:style-name="P45">&gt;&gt;&gt; print(host)</text:p>
      <text:p text:style-name="P45">uct.ac.za</text:p>
      <text:p text:style-name="P45"/>
      <text:p text:style-name="P53">Assignment: </text:p>
      <text:p text:style-name="P46"/>
      <text:p text:style-name="P46"/>
      <text:p text:style-name="P46"/>
      <text:p text:style-name="P46"><text:soft-page-break/>*extract a number from data and convert it to float: </text:p>
      <text:p text:style-name="P46"/>
      <text:p text:style-name="P46">text = "X-DSPAM-Confidence: <text:s text:c="3"/>0.8475"</text:p>
      <text:p text:style-name="P46">place1=text.find('0')</text:p>
      <text:p text:style-name="P46">print('The number starts at: ',place1,'\n')</text:p>
      <text:p text:style-name="P46">num=text[place1:]</text:p>
      <text:p text:style-name="P46">number=float(num)</text:p>
      <text:p text:style-name="P46">print('Num=',number)</text:p>
      <text:p text:style-name="P46"/>
      <text:p text:style-name="P76">Files : </text:p>
      <text:p text:style-name="P72"/>
      <text:p text:style-name="P115"><text:span text:style-name="T2">*</text:span><text:span text:style-name="T40">Opening a file(using open()):</text:span></text:p>
      <text:p text:style-name="P73">handle=open(name_fine,mode(read or write…)</text:p>
      <text:p text:style-name="P74">handle is like a connection that has abbilities ===&gt;Read/Write/Close/Open.</text:p>
      <text:p text:style-name="P74"/>
      <text:p text:style-name="P23">&gt;&gt;&gt; fhand=open('mbox.txt') <text:s/>#’r’ read mode automatically</text:p>
      <text:p text:style-name="P23">&gt;&gt;&gt; print(fhand) </text:p>
      <text:p text:style-name="P23">&lt;_io.TextIOWrapper name='mbox.txt' mode='r'encoding='cp1252'&gt;</text:p>
      <text:p text:style-name="P23"/>
      <text:p text:style-name="P75"><text:span text:style-name="T41">*</text:span><text:span text:style-name="T42">File Handle As a Sequence(Read Through The File) : </text:span></text:p>
      <text:p text:style-name="P24"/>
      <text:p text:style-name="P92"><text:span text:style-name="T7">*</text:span><text:span text:style-name="T13">A text file can be thought of as a sequence of lines, much like a Python string can be thought of as a sequence of characters.</text:span></text:p>
      <text:p text:style-name="P24"/>
      <text:p text:style-name="P25">xfile=open(‘mbox.txt’)</text:p>
      <text:p text:style-name="P25">for cheese in xfile : </text:p>
      <text:p text:style-name="P25"><text:s text:c="4"/>print(cheese)</text:p>
      <text:p text:style-name="P25"/>
      <text:p text:style-name="P25"/>
      <text:p text:style-name="P25"/>
      <text:p text:style-name="P70"><text:soft-page-break/><text:span text:style-name="T41">*</text:span><text:span text:style-name="T43">Counting lines in a file :</text:span></text:p>
      <text:p text:style-name="P26"/>
      <text:p text:style-name="P26">fhand=open('mbox.txt')</text:p>
      <text:p text:style-name="P26">count=0</text:p>
      <text:p text:style-name="P26">for iter in fhand :</text:p>
      <text:p text:style-name="P26"><text:s text:c="4"/>count = count + 1</text:p>
      <text:p text:style-name="P26">print('The number of lines is: ',count)</text:p>
      <text:p text:style-name="P26"/>
      <text:p text:style-name="P26">*Reading the whole file : </text:p>
      <text:p text:style-name="P26"/>
      <text:p text:style-name="P27">&gt;&gt;&gt; fhand=open(‘mbox-short.txt’)</text:p>
      <text:p text:style-name="P27">&gt;&gt;&gt; inp=fhand.read()</text:p>
      <text:p text:style-name="P27">&gt;&gt;&gt; print(len(inp))</text:p>
      <text:p text:style-name="P28">94626</text:p>
      <text:p text:style-name="P28">&gt;&gt;&gt; print(inp[:20])</text:p>
      <text:p text:style-name="P28">From stephen.marquar</text:p>
      <text:p text:style-name="P25"/>
      <text:p text:style-name="P70"><text:span text:style-name="T41">*</text:span><text:span text:style-name="T44">Searching through a file and counting lines without the newline : </text:span></text:p>
      <text:p text:style-name="P29"/>
      <text:p text:style-name="P29">fhand=open('mbox-short.txt')</text:p>
      <text:p text:style-name="P29">count=0</text:p>
      <text:p text:style-name="P29">for line in fhand :</text:p>
      <text:p text:style-name="P29"><text:s text:c="4"/>line=line.rstrip()</text:p>
      <text:p text:style-name="P29"><text:s text:c="4"/>if line.startswith('From') :</text:p>
      <text:p text:style-name="P29"><text:s text:c="8"/>count=count+1</text:p>
      <text:p text:style-name="P29"><text:s text:c="8"/>print(line)</text:p>
      <text:p text:style-name="P29">print('Lines Count: ',count)</text:p>
      <text:p text:style-name="P29"/>
      <text:p text:style-name="P71"><text:span text:style-name="T44">o</text:span><text:span text:style-name="T41">r with skipping with continue :</text:span></text:p>
      <text:p text:style-name="P30">if not line.startswith(‘From:’) : </text:p>
      <text:p text:style-name="P30"><text:s text:c="4"/>continue</text:p>
      <text:p text:style-name="P30"/>
      <text:p text:style-name="P71"><text:soft-page-break/><text:span text:style-name="T41">*</text:span><text:span text:style-name="T45">Try/Except,Input,Count..: </text:span></text:p>
      <text:p text:style-name="P31"/>
      <text:p text:style-name="P31">try :</text:p>
      <text:p text:style-name="P31"><text:s text:c="4"/>fname=input('Enter file name: \n')</text:p>
      <text:p text:style-name="P31"><text:s text:c="4"/>fhand=open(fname)</text:p>
      <text:p text:style-name="P31">except :</text:p>
      <text:p text:style-name="P31"><text:s text:c="4"/>print('File Not Found')</text:p>
      <text:p text:style-name="P31"><text:s text:c="4"/>quit()</text:p>
      <text:p text:style-name="P31"/>
      <text:p text:style-name="P31">count=0</text:p>
      <text:p text:style-name="P31">for line in fhand :</text:p>
      <text:p text:style-name="P31"><text:s text:c="4"/>line=line.rstrip()</text:p>
      <text:p text:style-name="P31"><text:s text:c="4"/>#if not '@uct.ac.za' in line :</text:p>
      <text:p text:style-name="P31"><text:s text:c="4"/>if line.find('@uct.ac.za') == -1 :</text:p>
      <text:p text:style-name="P31"><text:s text:c="8"/>continue</text:p>
      <text:p text:style-name="P31"><text:s text:c="4"/>print(line)</text:p>
      <text:p text:style-name="P31"><text:s text:c="4"/>count=count+1</text:p>
      <text:p text:style-name="P31">print('Line Count=',count)</text:p>
      <text:p text:style-name="P31"/>
      <text:p text:style-name="P31"/>
      <text:p text:style-name="P31">*fname=input('Enter FIle Name: \n')</text:p>
      <text:p text:style-name="P31">try :</text:p>
      <text:p text:style-name="P31"><text:s text:c="4"/>fhand=open(fname)</text:p>
      <text:p text:style-name="P31">except :</text:p>
      <text:p text:style-name="P31"><text:s text:c="4"/>print('Error File')</text:p>
      <text:p text:style-name="P31"><text:s text:c="4"/>quit()</text:p>
      <text:p text:style-name="P31"/>
      <text:p text:style-name="P31">for line in fhand :</text:p>
      <text:p text:style-name="P31"><text:s text:c="4"/>line=line.rstrip()</text:p>
      <text:p text:style-name="P31"><text:s text:c="4"/>line=line.upper()</text:p>
      <text:p text:style-name="P31"><text:s text:c="4"/>print(line)</text:p>
      <text:p text:style-name="P31"/>
      <text:p text:style-name="P32"><text:soft-page-break/>*fname=input('Enter File Name: \n')</text:p>
      <text:p text:style-name="P32">try :</text:p>
      <text:p text:style-name="P32"><text:s text:c="4"/>fhand=open(fname)</text:p>
      <text:p text:style-name="P32">except :</text:p>
      <text:p text:style-name="P32"><text:s text:c="4"/>print('Error File!')</text:p>
      <text:p text:style-name="P32"><text:s text:c="4"/>quit()</text:p>
      <text:p text:style-name="P32"/>
      <text:p text:style-name="P32">count=0</text:p>
      <text:p text:style-name="P32">total=0</text:p>
      <text:p text:style-name="P32"/>
      <text:p text:style-name="P32">for line in fhand :</text:p>
      <text:p text:style-name="P32"><text:s text:c="4"/>#if 'X-DSPAM-Confidence: <text:s text:c="3"/>0.8475' in line :</text:p>
      <text:p text:style-name="P32"><text:s text:c="4"/>if not line.startswith('X-DSPAM-Confidence:') :</text:p>
      <text:p text:style-name="P32"><text:s text:c="8"/>continue</text:p>
      <text:p text:style-name="P32"><text:s text:c="4"/>line=line.strip()</text:p>
      <text:p text:style-name="P32"><text:s text:c="4"/>x=line.find('0')</text:p>
      <text:p text:style-name="P32"><text:s text:c="4"/>number=float(line[x:])</text:p>
      <text:p text:style-name="P32"><text:s text:c="4"/>count = count + 1</text:p>
      <text:p text:style-name="P32"><text:s text:c="4"/>total=total+number</text:p>
      <text:p text:style-name="P32">average=total/count</text:p>
      <text:p text:style-name="P32"/>
      <text:p text:style-name="P32">print('Average spam confidence:',average)</text:p>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77">Lists:</text:p>
      <text:p text:style-name="P32"/>
      <text:p text:style-name="P33">A List is kind of a collection :</text:p>
      <text:p text:style-name="P33">It Allows u to put many values in one variable.</text:p>
      <text:p text:style-name="P33">Names = [‘nam1’,’nam2’,’nam2’]</text:p>
      <text:p text:style-name="P33">Like a string, a list is a sequence of values. In a string, the values are characters; in a list, they can be any type. The values in list are called elements or sometimes items.There are several ways to create a new list; the simplest is to enclose the elements in square brackets (“[" and “]”):[10,20,30,40] ['crunchy frog','ram bladder','lark vomit']</text:p>
      <text:p text:style-name="P33">The first example is a list of four integers. The second is a list of three strings .The elements of a list don’t have to be the same type. The following list contains a string, a float, an integer, and (lo!) another list:</text:p>
      <text:p text:style-name="P33">['spam',2.0,5, [10,20]]</text:p>
      <text:p text:style-name="P33">A list within another list is nested.A list that contains no elements is called an empty list; you can create one with empty brackets,[].As you might expect, you can assign list values to variables:</text:p>
      <text:p text:style-name="P33"/>
      <text:p text:style-name="P33">&gt;&gt;&gt; cheeses=['Cheddar','Edam','Gouda']</text:p>
      <text:p text:style-name="P33">&gt;&gt;&gt; numbers=[17,123]</text:p>
      <text:p text:style-name="P33">&gt;&gt;&gt; empty=[]</text:p>
      <text:p text:style-name="P33">&gt;&gt;&gt; print(cheeses, numbers, empty)</text:p>
      <text:p text:style-name="P33">['Cheddar','Edam','Gouda'] </text:p>
      <text:p text:style-name="P33">[17,123] </text:p>
      <text:p text:style-name="P33">[]</text:p>
      <text:p text:style-name="P33"/>
      <text:p text:style-name="P33"/>
      <text:p text:style-name="P33"/>
      <text:p text:style-name="P33"/>
      <text:p text:style-name="P33"/>
      <text:p text:style-name="P2"><text:soft-page-break/><text:span text:style-name="T59">Lists Are Mutable :</text:span> </text:p>
      <text:p text:style-name="P33"/>
      <text:p text:style-name="P93"><text:span text:style-name="T8">*</text:span><text:span text:style-name="T4">Unlike strings, lists are mutable because you can change the order of items in a list or reassign an item in a list. When the bracket operator appears on the left side of an assignment, it identifies the element of the list that will be assigned.</text:span></text:p>
      <text:p text:style-name="P120"/>
      <text:p text:style-name="P120">&gt;&gt;&gt; numbers=[17,123]</text:p>
      <text:p text:style-name="P120">&gt;&gt;&gt; numbers[1]=5</text:p>
      <text:p text:style-name="P120">&gt;&gt;&gt; print(numbers)</text:p>
      <text:p text:style-name="P120"><text:s/>[17,5]</text:p>
      <text:p text:style-name="P120"/>
      <text:p text:style-name="P78"><text:span text:style-name="T41">*You can think of a list as a relationship between indices and elements. This relationship is called </text:span><text:span text:style-name="T46">M</text:span><text:span text:style-name="T41">apping; each index “maps to” one of the elements.</text:span></text:p>
      <text:p text:style-name="P120"/>
      <text:p text:style-name="P54">Traversing A List : </text:p>
      <text:p text:style-name="P78"><text:span text:style-name="T41">*</text:span><text:span text:style-name="T47">To Read:</text:span></text:p>
      <text:p text:style-name="P79"><text:span text:style-name="T41">for I in list</text:span><text:span text:style-name="T48">1</text:span><text:span text:style-name="T41"> : </text:span></text:p>
      <text:p text:style-name="P122"><text:s text:c="4"/>print(I)</text:p>
      <text:p text:style-name="P122"/>
      <text:p text:style-name="P94"><text:span text:style-name="T14">*</text:span><text:span text:style-name="T4">if you want to write or update the elements, you need the indices. A common way to do that is to combine the functions range and len:</text:span></text:p>
      <text:p text:style-name="P121"/>
      <text:p text:style-name="P80"><text:span text:style-name="T41">for I in range(len(</text:span><text:span text:style-name="T48">list1</text:span><text:span text:style-name="T41">)):</text:span></text:p>
      <text:p text:style-name="P80"><text:span text:style-name="T41"><text:s text:c="4"/></text:span><text:span text:style-name="T48">list1</text:span><text:span text:style-name="T41">[i]=</text:span><text:span text:style-name="T48">list1</text:span><text:span text:style-name="T41">[i]*2</text:span></text:p>
      <text:p text:style-name="P123"/>
      <text:p text:style-name="P80"><text:span text:style-name="T41">*</text:span><text:span text:style-name="T48">We can use this to construct lists:</text:span></text:p>
      <text:p text:style-name="P81"><text:span text:style-name="T41">for I in </text:span><text:span text:style-name="T49">range(len(list3) : </text:span></text:p>
      <text:p text:style-name="P124"><text:s text:c="4"/>list=list3[i]</text:p>
      <text:p text:style-name="P124"><text:s text:c="4"/>print(‘This is: ‘,list)</text:p>
      <text:p text:style-name="P55"><text:soft-page-break/><text:span text:style-name="T60">L</text:span>ists Operations:</text:p>
      <text:p text:style-name="P81"><text:span text:style-name="T49">*</text:span><text:span text:style-name="T50">Concatenating Lists:</text:span></text:p>
      <text:p text:style-name="P82"><text:span text:style-name="T49">&gt;</text:span><text:span text:style-name="T41">&gt;&gt; a=[1,2,3]</text:span></text:p>
      <text:p text:style-name="P125">&gt;&gt;&gt; b=[4,5,6]</text:p>
      <text:p text:style-name="P125">&gt;&gt;&gt; c=a+b</text:p>
      <text:p text:style-name="P125">&gt;&gt;&gt; print(c)</text:p>
      <text:p text:style-name="P125">[1,2,3,4,5,6]</text:p>
      <text:p text:style-name="P125"/>
      <text:p text:style-name="P95"><text:span text:style-name="T15">*</text:span><text:span text:style-name="T16">Similarly, the*operator repeats a list a given number of times:</text:span></text:p>
      <text:p text:style-name="P126">&gt;&gt;&gt; [0]*4</text:p>
      <text:p text:style-name="P126">[0,0,0,0]</text:p>
      <text:p text:style-name="P126">&gt;&gt;&gt; [1,2,3]*3</text:p>
      <text:p text:style-name="P126">[1,2,3,1,2,3,1,2,3]</text:p>
      <text:p text:style-name="P126"/>
      <text:p text:style-name="P135">Slicing List:</text:p>
      <text:p text:style-name="P126">&gt;&gt;&gt; t=['a','b','c','d','e','f']</text:p>
      <text:p text:style-name="P126">&gt;&gt;&gt; t[1:3]</text:p>
      <text:p text:style-name="P126">['b','c']</text:p>
      <text:p text:style-name="P126">&gt;&gt;&gt; t[:4]</text:p>
      <text:p text:style-name="P126">['a','b','c','d']</text:p>
      <text:p text:style-name="P126">&gt;&gt;&gt; t[3:]</text:p>
      <text:p text:style-name="P126">['d','e','f']</text:p>
      <text:p text:style-name="P56">Building A List :</text:p>
      <text:p text:style-name="P127">*Using Methods :</text:p>
      <text:p text:style-name="P128">*build new list:</text:p>
      <text:p text:style-name="P128">stuff=list()</text:p>
      <text:p text:style-name="P128">stuff.append('Book')</text:p>
      <text:p text:style-name="P128">stuff.append('99')</text:p>
      <text:p text:style-name="P128">stuff.append('cookie')</text:p>
      <text:p text:style-name="P128">print(stuff)</text:p>
      <text:p text:style-name="P128">stuff=[‘Book’,’99’,’cookie’]</text:p>
      <text:p text:style-name="P83"><text:soft-page-break/><text:span text:style-name="T51">*Or :</text:span><text:span text:style-name="T52">Append adds an element to the end of the list</text:span></text:p>
      <text:p text:style-name="P128">&gt;&gt;&gt; t=[‘a’,’b’,’c’,’d’,’e’]</text:p>
      <text:p text:style-name="P128">&gt;&gt;&gt; t.append(‘f’)</text:p>
      <text:p text:style-name="P128">&gt;&gt;&gt; print(t)</text:p>
      <text:p text:style-name="P128">[‘a’,’b’,’c’,’d’,’e’,’f’]</text:p>
      <text:p text:style-name="P128"/>
      <text:p text:style-name="P129">*Search with in :</text:p>
      <text:p text:style-name="P129">&gt;&gt;&gt; ‘a’ in t </text:p>
      <text:p text:style-name="P129">True</text:p>
      <text:p text:style-name="P129">&gt;&gt;&gt; ‘m’ in t</text:p>
      <text:p text:style-name="P129">False</text:p>
      <text:p text:style-name="P129"/>
      <text:p text:style-name="P96"><text:span text:style-name="T17">*</text:span><text:span text:style-name="T16">extend takes a list as an argument and appends all of the elements:</text:span></text:p>
      <text:p text:style-name="P130">&gt;&gt;&gt; t1=[‘a’,’b’,’c’]</text:p>
      <text:p text:style-name="P130">&gt;&gt;&gt; t2=[‘d’,’e’]</text:p>
      <text:p text:style-name="P131">&gt;&gt;&gt; t1.extend(t2)</text:p>
      <text:p text:style-name="P131">&gt;&gt;&gt; print(t1)</text:p>
      <text:p text:style-name="P131">['a','b','c','d','e']</text:p>
      <text:p text:style-name="P131"/>
      <text:p text:style-name="P97"><text:span text:style-name="T18">*</text:span><text:span text:style-name="T16">sort arranges the elements of the list from low to high:</text:span></text:p>
      <text:p text:style-name="P132">t=[‘e’,’d’,’a’,’b’,’c’,’f’]</text:p>
      <text:p text:style-name="P132">t.sort()</text:p>
      <text:p text:style-name="P132">print(t)</text:p>
      <text:p text:style-name="P132">t=[‘a’,’b’,’c’,’d’,’e’,’f’]</text:p>
      <text:p text:style-name="P132"/>
      <text:p text:style-name="P132">Most list methods are void; they modify the list and return None. If you accidentally write t = t.sort(), you will be disappointed with the result.</text:p>
      <text:p text:style-name="P132"/>
      <text:p text:style-name="P132"/>
      <text:p text:style-name="P132"/>
      <text:p text:style-name="P132"/>
      <text:p text:style-name="P57"><text:soft-page-break/>Deleting Elements:</text:p>
      <text:p text:style-name="P133">*There are several ways to delete elements from a list. If you know the index of the element you want, you can use pop:</text:p>
      <text:p text:style-name="P133">&gt;&gt;&gt; t=['a','b','c']</text:p>
      <text:p text:style-name="P133">&gt;&gt;&gt; x=t.pop(1)</text:p>
      <text:p text:style-name="P133">&gt;&gt;&gt; print(t)</text:p>
      <text:p text:style-name="P133">['a','c'] </text:p>
      <text:p text:style-name="P133">&gt;&gt;&gt; print(x) </text:p>
      <text:p text:style-name="P133">b </text:p>
      <text:p text:style-name="P133">pop modifies the list and returns the element that was removed. If you don’t provide an index, it deletes and returns the last element.If you don’t need the removed value, you can use the del operator:</text:p>
      <text:p text:style-name="P133">&gt;&gt;&gt; t=['a','b','c'] </text:p>
      <text:p text:style-name="P133">&gt;&gt;&gt; del t[1]</text:p>
      <text:p text:style-name="P133">&gt;&gt;&gt; print(t)</text:p>
      <text:p text:style-name="P133">['a','c']</text:p>
      <text:p text:style-name="P133">If you know the element you want to remove (but not the index), you can use remove:</text:p>
      <text:p text:style-name="P133">&gt;&gt;&gt; t=['a','b','c']</text:p>
      <text:p text:style-name="P133">&gt;&gt;&gt; t.remove('b')</text:p>
      <text:p text:style-name="P133">&gt;&gt;&gt; print(t)</text:p>
      <text:p text:style-name="P133">['a','c']</text:p>
      <text:p text:style-name="P133">The return value from remove is None.To remove more than one element, you can use del with a slice index:</text:p>
      <text:p text:style-name="P133">&gt;&gt;&gt; t=['a','b','c','d','e','f']</text:p>
      <text:p text:style-name="P133">&gt;&gt;&gt; del t[1:5] </text:p>
      <text:p text:style-name="P133">&gt;&gt;&gt; print(t)</text:p>
      <text:p text:style-name="P133">['a','f']</text:p>
      <text:p text:style-name="P133">As usual, the slice selects all the elements up to, but not including, the second index.</text:p>
      <text:p text:style-name="P133"/>
      <text:p text:style-name="P133"/>
      <text:p text:style-name="P58"><text:soft-page-break/>Lists And Functions : </text:p>
      <text:p text:style-name="P58"/>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1T21:53:28.509365270</meta:creation-date>
    <meta:editing-duration>PT16H52M57S</meta:editing-duration>
    <meta:editing-cycles>16</meta:editing-cycles>
    <meta:generator>LibreOffice/6.0.7.3$Linux_X86_64 LibreOffice_project/00m0$Build-3</meta:generator>
    <dc:date>2020-11-09T23:23:57.588201568</dc:date>
    <meta:document-statistic meta:table-count="0" meta:image-count="0" meta:object-count="0" meta:page-count="21" meta:paragraph-count="436" meta:word-count="2122" meta:character-count="13736" meta:non-whitespace-character-count="11568"/>
  </office:meta>
</office:document-meta>
</file>